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79cm" fo:margin-left="0cm" table:align="left" fo:background-color="transparent">
        <style:background-image/>
      </style:table-properties>
    </style:style>
    <style:style style:name="Tabella1.A" style:family="table-column">
      <style:table-column-properties style:column-width="2.693cm"/>
    </style:style>
    <style:style style:name="Tabella1.B" style:family="table-column">
      <style:table-column-properties style:column-width="1.79cm"/>
    </style:style>
    <style:style style:name="Tabella1.C" style:family="table-column">
      <style:table-column-properties style:column-width="12.495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12" style:family="table-row">
      <style:table-row-properties fo:background-color="transparent">
        <style:background-image/>
      </style:table-row-properties>
    </style:style>
    <style:style style:name="Tabella1.A12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A13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a1.C1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A16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A17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a1.C17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" style:family="table">
      <style:table-properties style:width="16.992cm" table:align="left"/>
    </style:style>
    <style:style style:name="Tabella2.A" style:family="table-column">
      <style:table-column-properties style:column-width="1.79cm"/>
    </style:style>
    <style:style style:name="Tabella2.B" style:family="table-column">
      <style:table-column-properties style:column-width="3cm"/>
    </style:style>
    <style:style style:name="Tabella2.C" style:family="table-column">
      <style:table-column-properties style:column-width="4.408cm"/>
    </style:style>
    <style:style style:name="Tabella2.D" style:family="table-column">
      <style:table-column-properties style:column-width="7.793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3" style:family="table-row">
      <style:table-row-properties style:min-row-height="2.05cm"/>
    </style:style>
    <style:style style:name="Tabella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" style:family="table">
      <style:table-properties style:width="16.992cm" table:align="left"/>
    </style:style>
    <style:style style:name="Tabella3.A" style:family="table-column">
      <style:table-column-properties style:column-width="1.79cm"/>
    </style:style>
    <style:style style:name="Tabella3.B" style:family="table-column">
      <style:table-column-properties style:column-width="3cm"/>
    </style:style>
    <style:style style:name="Tabella3.C" style:family="table-column">
      <style:table-column-properties style:column-width="4.408cm"/>
    </style:style>
    <style:style style:name="Tabella3.D" style:family="table-column">
      <style:table-column-properties style:column-width="7.793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3" style:family="table-row">
      <style:table-row-properties style:min-row-height="2.05cm"/>
    </style:style>
    <style:style style:name="Tabella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" style:family="table">
      <style:table-properties style:width="16.992cm" table:align="left"/>
    </style:style>
    <style:style style:name="Tabella4.A" style:family="table-column">
      <style:table-column-properties style:column-width="1.79cm"/>
    </style:style>
    <style:style style:name="Tabella4.B" style:family="table-column">
      <style:table-column-properties style:column-width="2.404cm"/>
    </style:style>
    <style:style style:name="Tabella4.C" style:family="table-column">
      <style:table-column-properties style:column-width="6.89cm"/>
    </style:style>
    <style:style style:name="Tabella4.D" style:family="table-column">
      <style:table-column-properties style:column-width="5.907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4" style:family="table-row">
      <style:table-row-properties style:min-row-height="2.05cm"/>
    </style:style>
    <style:style style:name="Tabella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16.992cm" table:align="left"/>
    </style:style>
    <style:style style:name="Tabella5.A" style:family="table-column">
      <style:table-column-properties style:column-width="1.79cm"/>
    </style:style>
    <style:style style:name="Tabella5.B" style:family="table-column">
      <style:table-column-properties style:column-width="2.404cm"/>
    </style:style>
    <style:style style:name="Tabella5.C" style:family="table-column">
      <style:table-column-properties style:column-width="6.89cm"/>
    </style:style>
    <style:style style:name="Tabella5.D" style:family="table-column">
      <style:table-column-properties style:column-width="5.907cm"/>
    </style:style>
    <style:style style:name="Tabella5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4" style:family="table-row">
      <style:table-row-properties style:min-row-height="2.05cm"/>
    </style:style>
    <style:style style:name="Tabella5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6.992cm" table:align="left"/>
    </style:style>
    <style:style style:name="Tabella6.A" style:family="table-column">
      <style:table-column-properties style:column-width="1.79cm"/>
    </style:style>
    <style:style style:name="Tabella6.B" style:family="table-column">
      <style:table-column-properties style:column-width="2.404cm"/>
    </style:style>
    <style:style style:name="Tabella6.C" style:family="table-column">
      <style:table-column-properties style:column-width="6.6cm"/>
    </style:style>
    <style:style style:name="Tabella6.D" style:family="table-column">
      <style:table-column-properties style:column-width="6.197cm"/>
    </style:style>
    <style:style style:name="Tabella6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4" style:family="table-row">
      <style:table-row-properties style:min-row-height="2.05cm"/>
    </style:style>
    <style:style style:name="Tabella6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" style:family="table">
      <style:table-properties style:width="16.992cm" table:align="left"/>
    </style:style>
    <style:style style:name="Tabella7.A" style:family="table-column">
      <style:table-column-properties style:column-width="1.79cm"/>
    </style:style>
    <style:style style:name="Tabella7.B" style:family="table-column">
      <style:table-column-properties style:column-width="2.404cm"/>
    </style:style>
    <style:style style:name="Tabella7.C" style:family="table-column">
      <style:table-column-properties style:column-width="6.6cm"/>
    </style:style>
    <style:style style:name="Tabella7.D" style:family="table-column">
      <style:table-column-properties style:column-width="6.197cm"/>
    </style:style>
    <style:style style:name="Tabella7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7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4" style:family="table-row">
      <style:table-row-properties style:min-row-height="2.05cm"/>
    </style:style>
    <style:style style:name="Tabella7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" style:family="table">
      <style:table-properties style:width="16.992cm" table:align="left"/>
    </style:style>
    <style:style style:name="Tabella8.A" style:family="table-column">
      <style:table-column-properties style:column-width="1.79cm"/>
    </style:style>
    <style:style style:name="Tabella8.B" style:family="table-column">
      <style:table-column-properties style:column-width="2.404cm"/>
    </style:style>
    <style:style style:name="Tabella8.C" style:family="table-column">
      <style:table-column-properties style:column-width="6.6cm"/>
    </style:style>
    <style:style style:name="Tabella8.D" style:family="table-column">
      <style:table-column-properties style:column-width="6.197cm"/>
    </style:style>
    <style:style style:name="Tabella8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4" style:family="table-row">
      <style:table-row-properties style:min-row-height="2.05cm"/>
    </style:style>
    <style:style style:name="Tabella8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" style:family="table">
      <style:table-properties style:width="16.992cm" table:align="left"/>
    </style:style>
    <style:style style:name="Tabella9.A" style:family="table-column">
      <style:table-column-properties style:column-width="1.79cm"/>
    </style:style>
    <style:style style:name="Tabella9.B" style:family="table-column">
      <style:table-column-properties style:column-width="2.404cm"/>
    </style:style>
    <style:style style:name="Tabella9.C" style:family="table-column">
      <style:table-column-properties style:column-width="6.6cm"/>
    </style:style>
    <style:style style:name="Tabella9.D" style:family="table-column">
      <style:table-column-properties style:column-width="6.197cm"/>
    </style:style>
    <style:style style:name="Tabella9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4" style:family="table-row">
      <style:table-row-properties style:min-row-height="2.05cm"/>
    </style:style>
    <style:style style:name="Tabella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" style:family="table">
      <style:table-properties style:width="16.992cm" table:align="left"/>
    </style:style>
    <style:style style:name="Tabella10.A" style:family="table-column">
      <style:table-column-properties style:column-width="1.79cm"/>
    </style:style>
    <style:style style:name="Tabella10.B" style:family="table-column">
      <style:table-column-properties style:column-width="2.404cm"/>
    </style:style>
    <style:style style:name="Tabella10.C" style:family="table-column">
      <style:table-column-properties style:column-width="6.6cm"/>
    </style:style>
    <style:style style:name="Tabella10.D" style:family="table-column">
      <style:table-column-properties style:column-width="6.197cm"/>
    </style:style>
    <style:style style:name="Tabella10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0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4" style:family="table-row">
      <style:table-row-properties style:min-row-height="2.05cm"/>
    </style:style>
    <style:style style:name="Tabella10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e">
      <style:paragraph-properties fo:margin-top="0cm" fo:margin-bottom="0cm" style:contextual-spacing="false" fo:line-height="100%"/>
    </style:style>
    <style:style style:name="P2" style:family="paragraph" style:parent-style-name="Normale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</style:style>
    <style:style style:name="P4" style:family="paragraph" style:parent-style-name="Normale"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/>
    </style:style>
    <style:style style:name="P6" style:family="paragraph" style:parent-style-name="Text_20_body">
      <style:text-properties officeooo:rsid="0023fedc" officeooo:paragraph-rsid="0023fedc"/>
    </style:style>
    <style:style style:name="P7" style:family="paragraph" style:parent-style-name="Normale">
      <style:text-properties officeooo:rsid="0023fedc" officeooo:paragraph-rsid="0023fedc"/>
    </style:style>
    <style:style style:name="P8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d26d9" officeooo:paragraph-rsid="001d26d9"/>
    </style:style>
    <style:style style:name="P9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10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11" style:family="paragraph" style:parent-style-name="Normale">
      <style:text-properties fo:font-weight="bold" officeooo:rsid="002492e1" officeooo:paragraph-rsid="002492e1" style:font-weight-asian="bold" style:font-weight-complex="bold"/>
    </style:style>
    <style:style style:name="P12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13" style:family="paragraph" style:parent-style-name="Heading_20_2">
      <style:text-properties officeooo:rsid="0023fedc" officeooo:paragraph-rsid="0023fedc"/>
    </style:style>
    <style:style style:name="P14" style:family="paragraph" style:parent-style-name="Heading_20_2">
      <style:text-properties officeooo:rsid="003247f5" officeooo:paragraph-rsid="003247f5"/>
    </style:style>
    <style:style style:name="P15" style:family="paragraph" style:parent-style-name="Heading_20_2">
      <style:text-properties officeooo:rsid="0035884b" officeooo:paragraph-rsid="0035884b"/>
    </style:style>
    <style:style style:name="P16" style:family="paragraph" style:parent-style-name="Heading_20_2">
      <style:text-properties officeooo:rsid="0038b5b0" officeooo:paragraph-rsid="0038b5b0"/>
    </style:style>
    <style:style style:name="P17" style:family="paragraph" style:parent-style-name="Heading_20_2">
      <style:text-properties officeooo:rsid="00421009" officeooo:paragraph-rsid="00421009"/>
    </style:style>
    <style:style style:name="P18" style:family="paragraph" style:parent-style-name="Heading_20_2">
      <style:text-properties officeooo:rsid="00421009" officeooo:paragraph-rsid="004535d5"/>
    </style:style>
    <style:style style:name="P19" style:family="paragraph" style:parent-style-name="Heading_20_3">
      <style:text-properties officeooo:rsid="003247f5" officeooo:paragraph-rsid="003247f5"/>
    </style:style>
    <style:style style:name="P20" style:family="paragraph" style:parent-style-name="Heading_20_3">
      <style:text-properties fo:font-size="12pt" officeooo:rsid="0035884b" officeooo:paragraph-rsid="0035884b" style:font-size-asian="10.5pt" style:font-size-complex="12pt"/>
    </style:style>
    <style:style style:name="P21" style:family="paragraph" style:parent-style-name="Heading_20_3">
      <style:text-properties fo:font-size="12pt" officeooo:rsid="0038b5b0" officeooo:paragraph-rsid="0038b5b0" style:font-size-asian="10.5pt" style:font-size-complex="12pt"/>
    </style:style>
    <style:style style:name="P22" style:family="paragraph" style:parent-style-name="Heading_20_3">
      <style:text-properties fo:font-size="12pt" officeooo:rsid="0038b5b0" officeooo:paragraph-rsid="00421009" style:font-size-asian="10.5pt" style:font-size-complex="12pt"/>
    </style:style>
    <style:style style:name="P23" style:family="paragraph" style:parent-style-name="Heading_20_3">
      <style:text-properties fo:font-size="12pt" officeooo:rsid="0038b5b0" officeooo:paragraph-rsid="004535d5" style:font-size-asian="10.5pt" style:font-size-complex="12pt"/>
    </style:style>
    <style:style style:name="P24" style:family="paragraph" style:parent-style-name="Heading_20_3">
      <style:text-properties fo:font-size="12pt" officeooo:rsid="0038b5b0" officeooo:paragraph-rsid="0048c092" style:font-size-asian="10.5pt" style:font-size-complex="12pt"/>
    </style:style>
    <style:style style:name="P25" style:family="paragraph" style:parent-style-name="Heading_20_3">
      <style:text-properties fo:font-size="12pt" officeooo:rsid="0038b5b0" officeooo:paragraph-rsid="00491ee8" style:font-size-asian="10.5pt" style:font-size-complex="12pt"/>
    </style:style>
    <style:style style:name="P26" style:family="paragraph" style:parent-style-name="Normale" style:list-style-name="L1">
      <style:text-properties officeooo:rsid="0023fedc" officeooo:paragraph-rsid="0023fedc"/>
    </style:style>
    <style:style style:name="P27" style:family="paragraph" style:parent-style-name="Normale">
      <style:text-properties fo:font-weight="bold" officeooo:rsid="002bb21a" officeooo:paragraph-rsid="002bb21a" style:font-weight-asian="bold" style:font-weight-complex="bold"/>
    </style:style>
    <style:style style:name="P28" style:family="paragraph" style:parent-style-name="Normale" style:list-style-name="L4">
      <style:text-properties fo:font-weight="bold" officeooo:rsid="002bb21a" officeooo:paragraph-rsid="002bb21a" style:font-weight-asian="bold" style:font-weight-complex="bold"/>
    </style:style>
    <style:style style:name="P29" style:family="paragraph" style:parent-style-name="Normale" style:list-style-name="L4">
      <style:text-properties fo:font-weight="bold" officeooo:rsid="002d95f1" officeooo:paragraph-rsid="002d95f1" style:font-weight-asian="bold" style:font-weight-complex="bold"/>
    </style:style>
    <style:style style:name="P30" style:family="paragraph" style:parent-style-name="Normale">
      <style:text-properties fo:font-weight="bold" officeooo:rsid="00307640" officeooo:paragraph-rsid="00307640" style:font-weight-asian="bold" style:font-weight-complex="bold"/>
    </style:style>
    <style:style style:name="P31" style:family="paragraph" style:parent-style-name="Normale" style:list-style-name="L5">
      <style:text-properties fo:font-weight="bold" officeooo:rsid="00307640" officeooo:paragraph-rsid="00307640" style:font-weight-asian="bold" style:font-weight-complex="bold"/>
    </style:style>
    <style:style style:name="P32" style:family="paragraph" style:parent-style-name="Normale" style:list-style-name="L2">
      <style:text-properties fo:font-weight="normal" officeooo:rsid="002492e1" officeooo:paragraph-rsid="002492e1" style:font-weight-asian="normal" style:font-weight-complex="normal"/>
    </style:style>
    <style:style style:name="P33" style:family="paragraph" style:parent-style-name="Normale" style:list-style-name="L2">
      <style:text-properties fo:font-weight="normal" officeooo:rsid="002bb21a" officeooo:paragraph-rsid="002bb21a" style:font-weight-asian="normal" style:font-weight-complex="normal"/>
    </style:style>
    <style:style style:name="P34" style:family="paragraph" style:parent-style-name="Normale">
      <style:text-properties fo:font-weight="normal" officeooo:rsid="002bb21a" officeooo:paragraph-rsid="002bb21a" style:font-weight-asian="normal" style:font-weight-complex="normal"/>
    </style:style>
    <style:style style:name="P35" style:family="paragraph" style:parent-style-name="Normale" style:list-style-name="L2">
      <style:text-properties fo:font-weight="normal" officeooo:rsid="002d95f1" officeooo:paragraph-rsid="002d95f1" style:font-weight-asian="normal" style:font-weight-complex="normal"/>
    </style:style>
    <style:style style:name="P36" style:family="paragraph" style:parent-style-name="Normale" style:list-style-name="L2">
      <style:text-properties fo:font-weight="normal" officeooo:rsid="002fb102" officeooo:paragraph-rsid="002fb102" style:font-weight-asian="normal" style:font-weight-complex="normal"/>
    </style:style>
    <style:style style:name="P37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7.038cm"/>
        </style:tab-stops>
      </style:paragraph-properties>
    </style:style>
    <style:style style:name="P38" style:family="paragraph" style:parent-style-name="Normale">
      <style:paragraph-properties fo:margin-top="0cm" fo:margin-bottom="0cm" style:contextual-spacing="false" fo:line-height="100%"/>
      <style:text-properties officeooo:paragraph-rsid="00345d92"/>
    </style:style>
    <style:style style:name="P39" style:family="paragraph" style:parent-style-name="Normale">
      <style:paragraph-properties fo:margin-top="0cm" fo:margin-bottom="0cm" style:contextual-spacing="false" fo:line-height="100%"/>
      <style:text-properties officeooo:paragraph-rsid="0035884b"/>
    </style:style>
    <style:style style:name="P40" style:family="paragraph" style:parent-style-name="Normale">
      <style:paragraph-properties fo:margin-top="0cm" fo:margin-bottom="0cm" style:contextual-spacing="false" fo:line-height="100%"/>
      <style:text-properties officeooo:paragraph-rsid="0038b5b0"/>
    </style:style>
    <style:style style:name="P41" style:family="paragraph" style:parent-style-name="Normale">
      <style:paragraph-properties fo:margin-top="0cm" fo:margin-bottom="0cm" style:contextual-spacing="false" fo:line-height="100%"/>
      <style:text-properties officeooo:paragraph-rsid="003f2f59"/>
    </style:style>
    <style:style style:name="P42" style:family="paragraph" style:parent-style-name="Normale">
      <style:paragraph-properties fo:margin-top="0cm" fo:margin-bottom="0cm" style:contextual-spacing="false" fo:line-height="100%"/>
      <style:text-properties officeooo:paragraph-rsid="00421009"/>
    </style:style>
    <style:style style:name="P43" style:family="paragraph" style:parent-style-name="Normale">
      <style:paragraph-properties fo:margin-top="0cm" fo:margin-bottom="0cm" style:contextual-spacing="false" fo:line-height="100%"/>
      <style:text-properties officeooo:paragraph-rsid="004535d5"/>
    </style:style>
    <style:style style:name="P44" style:family="paragraph" style:parent-style-name="Normale">
      <style:paragraph-properties fo:margin-top="0cm" fo:margin-bottom="0cm" style:contextual-spacing="false" fo:line-height="100%"/>
      <style:text-properties officeooo:paragraph-rsid="0048c092"/>
    </style:style>
    <style:style style:name="P45" style:family="paragraph" style:parent-style-name="Normale">
      <style:paragraph-properties fo:margin-top="0cm" fo:margin-bottom="0cm" style:contextual-spacing="false" fo:line-height="100%"/>
      <style:text-properties officeooo:paragraph-rsid="00491ee8"/>
    </style:style>
    <style:style style:name="P46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47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48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49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50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247f5"/>
    </style:style>
    <style:style style:name="P51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45d92"/>
    </style:style>
    <style:style style:name="P52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5884b"/>
    </style:style>
    <style:style style:name="P53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8b5b0"/>
    </style:style>
    <style:style style:name="P54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21009"/>
    </style:style>
    <style:style style:name="P55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535d5"/>
    </style:style>
    <style:style style:name="P56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8c092"/>
    </style:style>
    <style:style style:name="P57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91ee8"/>
    </style:style>
    <style:style style:name="P58" style:family="paragraph" style:parent-style-name="Normale">
      <style:text-properties officeooo:paragraph-rsid="0033e801"/>
    </style:style>
    <style:style style:name="P59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45d92"/>
    </style:style>
    <style:style style:name="P60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5884b"/>
    </style:style>
    <style:style style:name="P61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8b5b0"/>
    </style:style>
    <style:style style:name="P62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21009"/>
    </style:style>
    <style:style style:name="P63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535d5"/>
    </style:style>
    <style:style style:name="P6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8c092"/>
    </style:style>
    <style:style style:name="P65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91ee8"/>
    </style:style>
    <style:style style:name="P66" style:family="paragraph" style:parent-style-name="Normale">
      <style:text-properties officeooo:paragraph-rsid="00345d92"/>
    </style:style>
    <style:style style:name="P67" style:family="paragraph" style:parent-style-name="Normale">
      <style:text-properties officeooo:paragraph-rsid="0035884b"/>
    </style:style>
    <style:style style:name="P68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77f89"/>
    </style:style>
    <style:style style:name="P69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8b5b0"/>
    </style:style>
    <style:style style:name="P70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21009"/>
    </style:style>
    <style:style style:name="P71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535d5"/>
    </style:style>
    <style:style style:name="P72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8c092"/>
    </style:style>
    <style:style style:name="P73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91ee8"/>
    </style:style>
    <style:style style:name="P74" style:family="paragraph" style:parent-style-name="Normale">
      <style:text-properties officeooo:paragraph-rsid="0038b5b0"/>
    </style:style>
    <style:style style:name="P75" style:family="paragraph" style:parent-style-name="Normale">
      <style:text-properties officeooo:paragraph-rsid="00421009"/>
    </style:style>
    <style:style style:name="P76" style:family="paragraph" style:parent-style-name="Normale">
      <style:text-properties officeooo:paragraph-rsid="004535d5"/>
    </style:style>
    <style:style style:name="P77" style:family="paragraph" style:parent-style-name="Normale">
      <style:text-properties officeooo:paragraph-rsid="0048c092"/>
    </style:style>
    <style:style style:name="P78" style:family="paragraph" style:parent-style-name="Normale">
      <style:text-properties officeooo:paragraph-rsid="00491ee8"/>
    </style:style>
    <style:style style:name="P79" style:family="paragraph" style:parent-style-name="Paragrafo_20_elenco" style:list-style-name="L3"/>
    <style:style style:name="P80" style:family="paragraph" style:parent-style-name="Paragrafo_20_elenco" style:list-style-name="L3">
      <style:text-properties officeooo:paragraph-rsid="00345d92"/>
    </style:style>
    <style:style style:name="P81" style:family="paragraph" style:parent-style-name="Paragrafo_20_elenco" style:list-style-name="L3">
      <style:text-properties officeooo:paragraph-rsid="0035884b"/>
    </style:style>
    <style:style style:name="P82" style:family="paragraph" style:parent-style-name="Paragrafo_20_elenco" style:list-style-name="L3">
      <style:text-properties officeooo:paragraph-rsid="0038b5b0"/>
    </style:style>
    <style:style style:name="P83" style:family="paragraph" style:parent-style-name="Paragrafo_20_elenco" style:list-style-name="L3">
      <style:text-properties officeooo:paragraph-rsid="00421009"/>
    </style:style>
    <style:style style:name="P84" style:family="paragraph" style:parent-style-name="Paragrafo_20_elenco" style:list-style-name="L3">
      <style:text-properties officeooo:paragraph-rsid="004535d5"/>
    </style:style>
    <style:style style:name="P85" style:family="paragraph" style:parent-style-name="Paragrafo_20_elenco" style:list-style-name="L3">
      <style:text-properties officeooo:paragraph-rsid="0048c092"/>
    </style:style>
    <style:style style:name="P86" style:family="paragraph" style:parent-style-name="Paragrafo_20_elenco" style:list-style-name="L3">
      <style:text-properties officeooo:paragraph-rsid="00491ee8"/>
    </style:style>
    <style:style style:name="P87" style:family="paragraph" style:parent-style-name="Paragrafo_20_elenco" style:list-style-name="L3">
      <style:text-properties officeooo:rsid="003247f5" officeooo:paragraph-rsid="003247f5"/>
    </style:style>
    <style:style style:name="P88" style:family="paragraph" style:parent-style-name="Paragrafo_20_elenco" style:list-style-name="L3">
      <style:text-properties fo:font-weight="bold" officeooo:rsid="0035884b" officeooo:paragraph-rsid="0035884b" style:font-weight-asian="bold" style:font-weight-complex="bold"/>
    </style:style>
    <style:style style:name="P89" style:family="paragraph" style:parent-style-name="Paragrafo_20_elenco" style:list-style-name="L3">
      <style:text-properties fo:font-weight="bold" officeooo:rsid="0035884b" officeooo:paragraph-rsid="0038b5b0" style:font-weight-asian="bold" style:font-weight-complex="bold"/>
    </style:style>
    <style:style style:name="P90" style:family="paragraph" style:parent-style-name="Paragrafo_20_elenco" style:list-style-name="L3">
      <style:text-properties fo:font-weight="bold" officeooo:rsid="0035884b" officeooo:paragraph-rsid="00421009" style:font-weight-asian="bold" style:font-weight-complex="bold"/>
    </style:style>
    <style:style style:name="P91" style:family="paragraph" style:parent-style-name="Paragrafo_20_elenco" style:list-style-name="L3">
      <style:text-properties fo:font-weight="bold" officeooo:rsid="0035884b" officeooo:paragraph-rsid="004535d5" style:font-weight-asian="bold" style:font-weight-complex="bold"/>
    </style:style>
    <style:style style:name="P92" style:family="paragraph" style:parent-style-name="Paragrafo_20_elenco" style:list-style-name="L3">
      <style:text-properties fo:font-weight="bold" officeooo:rsid="0035884b" officeooo:paragraph-rsid="00469097" style:font-weight-asian="bold" style:font-weight-complex="bold"/>
    </style:style>
    <style:style style:name="P93" style:family="paragraph" style:parent-style-name="Paragrafo_20_elenco" style:list-style-name="L3">
      <style:text-properties fo:font-weight="bold" officeooo:rsid="0035884b" officeooo:paragraph-rsid="0048c092" style:font-weight-asian="bold" style:font-weight-complex="bold"/>
    </style:style>
    <style:style style:name="P94" style:family="paragraph" style:parent-style-name="Paragrafo_20_elenco" style:list-style-name="L3">
      <style:text-properties fo:font-weight="bold" officeooo:rsid="0035884b" officeooo:paragraph-rsid="00491ee8" style:font-weight-asian="bold" style:font-weight-complex="bold"/>
    </style:style>
    <style:style style:name="P95" style:family="paragraph" style:parent-style-name="Paragrafo_20_elenco" style:list-style-name="L3">
      <style:text-properties fo:font-style="italic" fo:font-weight="bold" officeooo:rsid="0035884b" officeooo:paragraph-rsid="0035884b" style:font-style-asian="italic" style:font-weight-asian="bold" style:font-style-complex="italic" style:font-weight-complex="bold"/>
    </style:style>
    <style:style style:name="P96" style:family="paragraph" style:parent-style-name="Paragrafo_20_elenco" style:list-style-name="L3">
      <style:text-properties fo:font-style="italic" fo:font-weight="bold" officeooo:rsid="0035884b" officeooo:paragraph-rsid="0038b5b0" style:font-style-asian="italic" style:font-weight-asian="bold" style:font-style-complex="italic" style:font-weight-complex="bold"/>
    </style:style>
    <style:style style:name="P97" style:family="paragraph" style:parent-style-name="Paragrafo_20_elenco" style:list-style-name="L3">
      <style:text-properties fo:font-style="italic" fo:font-weight="bold" officeooo:rsid="0035884b" officeooo:paragraph-rsid="00421009" style:font-style-asian="italic" style:font-weight-asian="bold" style:font-style-complex="italic" style:font-weight-complex="bold"/>
    </style:style>
    <style:style style:name="P98" style:family="paragraph" style:parent-style-name="Paragrafo_20_elenco" style:list-style-name="L3">
      <style:text-properties fo:font-style="italic" fo:font-weight="bold" officeooo:rsid="0035884b" officeooo:paragraph-rsid="00470713" style:font-style-asian="italic" style:font-weight-asian="bold" style:font-style-complex="italic" style:font-weight-complex="bold"/>
    </style:style>
    <style:style style:name="P99" style:family="paragraph" style:parent-style-name="Paragrafo_20_elenco" style:list-style-name="L3">
      <style:text-properties fo:font-style="italic" fo:font-weight="bold" officeooo:rsid="0035884b" officeooo:paragraph-rsid="0048c092" style:font-style-asian="italic" style:font-weight-asian="bold" style:font-style-complex="italic" style:font-weight-complex="bold"/>
    </style:style>
    <style:style style:name="P100" style:family="paragraph" style:parent-style-name="Paragrafo_20_elenco" style:list-style-name="L3">
      <style:text-properties fo:font-style="italic" fo:font-weight="bold" officeooo:rsid="0035884b" officeooo:paragraph-rsid="00491ee8" style:font-style-asian="italic" style:font-weight-asian="bold" style:font-style-complex="italic" style:font-weight-complex="bold"/>
    </style:style>
    <style:style style:name="P101" style:family="paragraph" style:parent-style-name="Paragrafo_20_elenco" style:list-style-name="L3">
      <style:text-properties fo:font-style="italic" fo:font-weight="bold" officeooo:rsid="0036e658" officeooo:paragraph-rsid="0036e658" style:font-style-asian="italic" style:font-weight-asian="bold" style:font-style-complex="italic" style:font-weight-complex="bold"/>
    </style:style>
    <style:style style:name="P102" style:family="paragraph" style:parent-style-name="Paragrafo_20_elenco" style:list-style-name="L3">
      <style:text-properties fo:font-style="italic" fo:font-weight="bold" officeooo:rsid="0036e658" officeooo:paragraph-rsid="0038b5b0" style:font-style-asian="italic" style:font-weight-asian="bold" style:font-style-complex="italic" style:font-weight-complex="bold"/>
    </style:style>
    <style:style style:name="P103" style:family="paragraph" style:parent-style-name="Paragrafo_20_elenco" style:list-style-name="L3">
      <style:text-properties fo:font-style="italic" fo:font-weight="bold" officeooo:rsid="0036e658" officeooo:paragraph-rsid="00421009" style:font-style-asian="italic" style:font-weight-asian="bold" style:font-style-complex="italic" style:font-weight-complex="bold"/>
    </style:style>
    <style:style style:name="P104" style:family="paragraph" style:parent-style-name="Paragrafo_20_elenco" style:list-style-name="L3">
      <style:text-properties fo:font-style="italic" fo:font-weight="bold" officeooo:rsid="0036e658" officeooo:paragraph-rsid="0048c092" style:font-style-asian="italic" style:font-weight-asian="bold" style:font-style-complex="italic" style:font-weight-complex="bold"/>
    </style:style>
    <style:style style:name="P105" style:family="paragraph" style:parent-style-name="Paragrafo_20_elenco" style:list-style-name="L3">
      <style:text-properties fo:font-style="italic" fo:font-weight="bold" officeooo:rsid="003aa606" officeooo:paragraph-rsid="003aa606" style:font-style-asian="italic" style:font-weight-asian="bold" style:font-style-complex="italic" style:font-weight-complex="bold"/>
    </style:style>
    <style:style style:name="P106" style:family="paragraph" style:parent-style-name="Paragrafo_20_elenco" style:list-style-name="L3">
      <style:text-properties fo:font-style="italic" fo:font-weight="bold" officeooo:rsid="003aa606" officeooo:paragraph-rsid="004535d5" style:font-style-asian="italic" style:font-weight-asian="bold" style:font-style-complex="italic" style:font-weight-complex="bold"/>
    </style:style>
    <style:style style:name="P107" style:family="paragraph" style:parent-style-name="Paragrafo_20_elenco" style:list-style-name="L3">
      <style:text-properties fo:font-style="italic" fo:font-weight="bold" officeooo:rsid="003aa606" officeooo:paragraph-rsid="0048c092" style:font-style-asian="italic" style:font-weight-asian="bold" style:font-style-complex="italic" style:font-weight-complex="bold"/>
    </style:style>
    <style:style style:name="P108" style:family="paragraph" style:parent-style-name="Paragrafo_20_elenco" style:list-style-name="L3">
      <style:text-properties fo:font-style="italic" fo:font-weight="bold" officeooo:rsid="00470713" officeooo:paragraph-rsid="00470713" style:font-style-asian="italic" style:font-weight-asian="bold" style:font-style-complex="italic" style:font-weight-complex="bold"/>
    </style:style>
    <style:style style:name="P109" style:family="paragraph" style:parent-style-name="Paragrafo_20_elenco" style:list-style-name="L3">
      <style:text-properties fo:font-style="italic" fo:font-weight="bold" officeooo:rsid="00470713" officeooo:paragraph-rsid="00491ee8" style:font-style-asian="italic" style:font-weight-asian="bold" style:font-style-complex="italic" style:font-weight-complex="bold"/>
    </style:style>
    <style:style style:name="P110" style:family="paragraph" style:parent-style-name="Paragrafo_20_elenco" style:list-style-name="L3">
      <style:text-properties officeooo:rsid="0036e658" officeooo:paragraph-rsid="0036e658"/>
    </style:style>
    <style:style style:name="P111" style:family="paragraph" style:parent-style-name="Paragrafo_20_elenco" style:list-style-name="L3">
      <style:text-properties officeooo:rsid="0036e658" officeooo:paragraph-rsid="0038b5b0"/>
    </style:style>
    <style:style style:name="P112" style:family="paragraph" style:parent-style-name="Paragrafo_20_elenco" style:list-style-name="L3">
      <style:text-properties officeooo:rsid="0036e658" officeooo:paragraph-rsid="00421009"/>
    </style:style>
    <style:style style:name="P113" style:family="paragraph" style:parent-style-name="Paragrafo_20_elenco" style:list-style-name="L3">
      <style:text-properties officeooo:rsid="0036e658" officeooo:paragraph-rsid="004535d5"/>
    </style:style>
    <style:style style:name="P114" style:family="paragraph" style:parent-style-name="Paragrafo_20_elenco" style:list-style-name="L3">
      <style:text-properties officeooo:rsid="0036e658" officeooo:paragraph-rsid="0048c092"/>
    </style:style>
    <style:style style:name="P115" style:family="paragraph" style:parent-style-name="Paragrafo_20_elenco" style:list-style-name="L3">
      <style:text-properties officeooo:rsid="0036e658" officeooo:paragraph-rsid="00491ee8"/>
    </style:style>
    <style:style style:name="P116" style:family="paragraph" style:parent-style-name="Preformatted_20_Text">
      <style:text-properties officeooo:paragraph-rsid="00345d92"/>
    </style:style>
    <style:style style:name="P117" style:family="paragraph" style:parent-style-name="Preformatted_20_Text">
      <style:text-properties officeooo:paragraph-rsid="0035884b"/>
    </style:style>
    <style:style style:name="P118" style:family="paragraph" style:parent-style-name="Preformatted_20_Text">
      <style:text-properties officeooo:paragraph-rsid="0038b5b0"/>
    </style:style>
    <style:style style:name="P119" style:family="paragraph" style:parent-style-name="Preformatted_20_Text">
      <style:text-properties officeooo:paragraph-rsid="00421009"/>
    </style:style>
    <style:style style:name="P120" style:family="paragraph" style:parent-style-name="Preformatted_20_Text">
      <style:text-properties officeooo:paragraph-rsid="004535d5"/>
    </style:style>
    <style:style style:name="P121" style:family="paragraph" style:parent-style-name="Preformatted_20_Text">
      <style:text-properties officeooo:paragraph-rsid="0048c092"/>
    </style:style>
    <style:style style:name="P122" style:family="paragraph" style:parent-style-name="Preformatted_20_Text">
      <style:text-properties officeooo:paragraph-rsid="00491ee8"/>
    </style:style>
    <style:style style:name="T1" style:family="text">
      <style:text-properties style:font-name="Consolas" fo:font-size="10.5pt" fo:background-color="#ffffff" loext:char-shading-value="0" style:font-size-asian="10.5pt" style:font-size-complex="10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27c14" style:font-weight-asian="bold" style:font-weight-complex="bold"/>
    </style:style>
    <style:style style:name="T4" style:family="text">
      <style:text-properties officeooo:rsid="001e759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492e1" style:font-weight-asian="normal" style:font-weight-complex="normal"/>
    </style:style>
    <style:style style:name="T7" style:family="text">
      <style:text-properties fo:font-weight="normal" officeooo:rsid="002d95f1" style:font-weight-asian="normal" style:font-weight-complex="normal"/>
    </style:style>
    <style:style style:name="T8" style:family="text">
      <style:text-properties fo:font-weight="normal" officeooo:rsid="003aa606" style:font-weight-asian="normal" style:font-weight-complex="normal"/>
    </style:style>
    <style:style style:name="T9" style:family="text">
      <style:text-properties fo:font-weight="normal" officeooo:rsid="004535d5" style:font-weight-asian="normal" style:font-weight-complex="normal"/>
    </style:style>
    <style:style style:name="T10" style:family="text">
      <style:text-properties fo:font-weight="normal" officeooo:rsid="00469097" style:font-weight-asian="normal" style:font-weight-complex="normal"/>
    </style:style>
    <style:style style:name="T11" style:family="text">
      <style:text-properties fo:font-weight="normal" officeooo:rsid="00470713" style:font-weight-asian="normal" style:font-weight-complex="normal"/>
    </style:style>
    <style:style style:name="T12" style:family="text">
      <style:text-properties officeooo:rsid="002492e1"/>
    </style:style>
    <style:style style:name="T13" style:family="text">
      <style:text-properties officeooo:rsid="00264f06"/>
    </style:style>
    <style:style style:name="T14" style:family="text">
      <style:text-properties officeooo:rsid="002a23bb"/>
    </style:style>
    <style:style style:name="T15" style:family="text">
      <style:text-properties officeooo:rsid="002b4fb3"/>
    </style:style>
    <style:style style:name="T16" style:family="text">
      <style:text-properties officeooo:rsid="002ee07e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3247f5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470713" style:font-style-asian="italic" style:font-weight-asian="normal" style:font-style-complex="italic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5884b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535d5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470713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48c092" style:font-style-asian="normal" style:font-weight-asian="normal" style:font-style-complex="normal" style:font-weight-complex="normal"/>
    </style:style>
    <style:style style:name="T27" style:family="text">
      <style:text-properties officeooo:rsid="003247f5"/>
    </style:style>
    <style:style style:name="T28" style:family="text">
      <style:text-properties style:font-name="Calibri" fo:font-size="11pt" style:font-size-asian="11pt" style:font-size-complex="11pt"/>
    </style:style>
    <style:style style:name="T29" style:family="text">
      <style:text-properties style:font-name="Calibri" fo:font-size="11pt" officeooo:rsid="00345d92" style:font-size-asian="11pt" style:font-size-complex="11pt"/>
    </style:style>
    <style:style style:name="T30" style:family="text">
      <style:text-properties officeooo:rsid="00327c14"/>
    </style:style>
    <style:style style:name="T31" style:family="text">
      <style:text-properties officeooo:rsid="0033e801"/>
    </style:style>
    <style:style style:name="T32" style:family="text">
      <style:text-properties officeooo:rsid="00345d92"/>
    </style:style>
    <style:style style:name="T33" style:family="text">
      <style:text-properties officeooo:rsid="0035884b"/>
    </style:style>
    <style:style style:name="T34" style:family="text">
      <style:text-properties officeooo:rsid="0038b5b0"/>
    </style:style>
    <style:style style:name="T35" style:family="text">
      <style:text-properties officeooo:rsid="003c2a07"/>
    </style:style>
    <style:style style:name="T36" style:family="text">
      <style:text-properties officeooo:rsid="003d3367"/>
    </style:style>
    <style:style style:name="T37" style:family="text">
      <style:text-properties officeooo:rsid="003e80ce"/>
    </style:style>
    <style:style style:name="T38" style:family="text">
      <style:text-properties officeooo:rsid="003f2f59"/>
    </style:style>
    <style:style style:name="T39" style:family="text">
      <style:text-properties officeooo:rsid="00421009"/>
    </style:style>
    <style:style style:name="T40" style:family="text">
      <style:text-properties officeooo:rsid="0043d1d6"/>
    </style:style>
    <style:style style:name="T41" style:family="text">
      <style:text-properties officeooo:rsid="004535d5"/>
    </style:style>
    <style:style style:name="T42" style:family="text">
      <style:text-properties officeooo:rsid="00470713"/>
    </style:style>
    <style:style style:name="T43" style:family="text">
      <style:text-properties officeooo:rsid="0048c092"/>
    </style:style>
    <style:style style:name="T44" style:family="text">
      <style:text-properties officeooo:rsid="00491ee8"/>
    </style:style>
    <style:style style:name="T45" style:family="text">
      <style:text-properties officeooo:rsid="004adb5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pecifica Tecnica</text:p>
      <text:h text:style-name="Heading_20_1" text:outline-level="1">Introduzione</text:h>
      <text:h text:style-name="Heading_20_2" text:outline-level="2">Scopo del documento</text:h>
      <text:p text:style-name="Normale">l documento ha lo scopo di definire la struttura architetturale e il design di dettaglio dell’applicazione ADeQA descrivendo le tecnologie utilizzate, le API e l’architettura.</text:p>
      <text:h text:style-name="Heading_20_1" text:outline-level="1">Tecnologie</text:h>
      <text:h text:style-name="Heading_20_2" text:outline-level="2">Introduzione</text:h>
      <text:p text:style-name="Normale">La seguente sezione elenca in modo esaustivo le tecnologie scelte e concordate per l’implementazione di ADeQA.</text:p>
      <text:h text:style-name="Heading_20_2" text:outline-level="2">Elenco delle tecnologie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Versione</text:p>
          </table:table-cell>
          <table:table-cell table:style-name="Tabella1.A1" office:value-type="string">
            <text:p text:style-name="P2">Descrizione</text:p>
          </table:table-cell>
        </table:table-row>
        <table:table-row>
          <table:table-cell table:style-name="Tabella1.A2" table:number-columns-spanned="3" office:value-type="string">
            <text:p text:style-name="P37"><text:tab/>Linguaggi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2">CSS</text:p>
          </table:table-cell>
          <table:table-cell table:style-name="Tabella1.B3" office:value-type="string">
            <text:p text:style-name="P2">3</text:p>
          </table:table-cell>
          <table:table-cell table:style-name="Tabella1.C3" office:value-type="string">
            <text:p text:style-name="P4"><text:span text:style-name="T4">I</text:span>l linguaggio di definizione di stili standard del web, mantenuto dal consorzio W3C</text:p>
          </table:table-cell>
        </table:table-row>
        <table:table-row>
          <table:table-cell table:style-name="Tabella1.A4" office:value-type="string">
            <text:p text:style-name="P2">HTML</text:p>
          </table:table-cell>
          <table:table-cell table:style-name="Tabella1.B4" office:value-type="string">
            <text:p text:style-name="P2">5</text:p>
          </table:table-cell>
          <table:table-cell table:style-name="Tabella1.C4" office:value-type="string">
            <text:p text:style-name="P4"><text:span text:style-name="T4">Il</text:span> linguaggio di markup standard per la creazione di pagine web, mantenuto dal consorzio W3C</text:p>
          </table:table-cell>
        </table:table-row>
        <table:table-row>
          <table:table-cell table:style-name="Tabella1.A5" office:value-type="string">
            <text:p text:style-name="P2">Typescript</text:p>
          </table:table-cell>
          <table:table-cell table:style-name="Tabella1.B5" office:value-type="string">
            <text:p text:style-name="P2">5.1.6</text:p>
          </table:table-cell>
          <table:table-cell table:style-name="Tabella1.C5" office:value-type="string">
            <text:p text:style-name="P4"><text:span text:style-name="T4">I</text:span>l linguaggio di programmazione orientato agli oggetti è fortemente tipizzato per agevolare la scrittura di codice Javascript. Compila nello standard ECMAScript 6, producendo codice adatto all’uso su pagine web</text:p>
          </table:table-cell>
        </table:table-row>
        <table:table-row>
          <table:table-cell table:style-name="Tabella1.A2" table:number-columns-spanned="3" office:value-type="string">
            <text:p text:style-name="P2">Framework</text:p>
          </table:table-cell>
          <table:covered-table-cell/>
          <table:covered-table-cell/>
        </table:table-row>
        <table:table-row>
          <table:table-cell table:style-name="Tabella1.A7" office:value-type="string">
            <text:p text:style-name="P2">Angular</text:p>
          </table:table-cell>
          <table:table-cell table:style-name="Tabella1.B7" office:value-type="string">
            <text:p text:style-name="P2">16.2.2</text:p>
          </table:table-cell>
          <table:table-cell table:style-name="Tabella1.C7" office:value-type="string">
            <text:p text:style-name="P4">Framework per la creazione di single-page application per browser / Progressive Web App</text:p>
          </table:table-cell>
        </table:table-row>
        <table:table-row>
          <table:table-cell table:style-name="Tabella1.A8" office:value-type="string">
            <text:p text:style-name="P2">Jasmine</text:p>
          </table:table-cell>
          <table:table-cell table:style-name="Tabella1.B8" office:value-type="string">
            <text:p text:style-name="P2">4.6.0</text:p>
          </table:table-cell>
          <table:table-cell table:style-name="Tabella1.C8" office:value-type="string">
            <text:p text:style-name="P4">Framework open-source per il testing di codice Javascript</text:p>
          </table:table-cell>
        </table:table-row>
        <table:table-row>
          <table:table-cell table:style-name="Tabella1.A9" office:value-type="string">
            <text:p text:style-name="P2">Karma</text:p>
          </table:table-cell>
          <table:table-cell table:style-name="Tabella1.B9" office:value-type="string">
            <text:p text:style-name="P2">6.4.2</text:p>
          </table:table-cell>
          <table:table-cell table:style-name="Tabella1.C9" office:value-type="string">
            <text:p text:style-name="P4">Strumento che genera un server web che esegue il codice di test Javascript per ogni browser connesso</text:p>
          </table:table-cell>
        </table:table-row>
        <table:table-row>
          <table:table-cell table:style-name="Tabella1.A2" table:number-columns-spanned="3" office:value-type="string">
            <text:p text:style-name="P3">Strumenti <text:span text:style-name="T13">di utilità</text:span></text:p>
          </table:table-cell>
          <table:covered-table-cell/>
          <table:covered-table-cell/>
        </table:table-row>
        <table:table-row>
          <table:table-cell table:style-name="Tabella1.A11" office:value-type="string">
            <text:p text:style-name="P2">Compodoc</text:p>
          </table:table-cell>
          <table:table-cell table:style-name="Tabella1.B11" office:value-type="string">
            <text:p text:style-name="P2"><text:span text:style-name="Car._20_predefinito_20_paragrafo"><text:span text:style-name="T1">1.1.21</text:span></text:span></text:p>
          </table:table-cell>
          <table:table-cell table:style-name="Tabella1.C11" office:value-type="string">
            <text:p text:style-name="P4">Strumento open-source per la generazione di documentazione per <text:span text:style-name="T4">web app </text:span>Angular</text:p>
          </table:table-cell>
        </table:table-row>
        <table:table-row table:style-name="Tabella1.12">
          <table:table-cell table:style-name="Tabella1.A12" table:number-columns-spanned="3" office:value-type="string">
            <text:p text:style-name="P8">Librerie</text:p>
          </table:table-cell>
          <table:covered-table-cell/>
          <table:covered-table-cell/>
        </table:table-row>
        <table:table-row table:style-name="Tabella1.12">
          <table:table-cell table:style-name="Tabella1.A13" office:value-type="string">
            <text:p text:style-name="P9">Ngx-translate</text:p>
          </table:table-cell>
          <table:table-cell table:style-name="Tabella1.A13" office:value-type="string">
            <text:p text:style-name="P9">15.0.0</text:p>
          </table:table-cell>
          <table:table-cell table:style-name="Tabella1.C13" office:value-type="string">
            <text:p text:style-name="P10">Libreria di internazionalizzazione per Angular</text:p>
          </table:table-cell>
        </table:table-row>
        <table:table-row table:style-name="Tabella1.12">
          <table:table-cell table:style-name="Tabella1.A13" office:value-type="string">
            <text:p text:style-name="P9">Rxjs</text:p>
          </table:table-cell>
          <table:table-cell table:style-name="Tabella1.A13" office:value-type="string">
            <text:p text:style-name="P9">7.8.0</text:p>
          </table:table-cell>
          <table:table-cell table:style-name="Tabella1.C13" office:value-type="string">
            <text:p text:style-name="P10">Libreria per programmazione reattiva e asincrona</text:p>
          </table:table-cell>
        </table:table-row>
        <table:table-row table:style-name="Tabella1.12">
          <table:table-cell table:style-name="Tabella1.A13" office:value-type="string">
            <text:p text:style-name="P9">Angular Material</text:p>
          </table:table-cell>
          <table:table-cell table:style-name="Tabella1.A13" office:value-type="string">
            <text:p text:style-name="P9">16.2.5</text:p>
          </table:table-cell>
          <table:table-cell table:style-name="Tabella1.C13" office:value-type="string">
            <text:p text:style-name="P10">Libreria che mette a disposizione componenti grafiche per web app Angular</text:p>
          </table:table-cell>
        </table:table-row>
        <table:table-row table:style-name="Tabella1.12">
          <table:table-cell table:style-name="Tabella1.A16" table:number-columns-spanned="3" office:value-type="string">
            <text:p text:style-name="P46">Strumenti di sviluppo</text:p>
          </table:table-cell>
          <table:covered-table-cell/>
          <table:covered-table-cell/>
        </table:table-row>
        <table:table-row table:style-name="Tabella1.12">
          <table:table-cell table:style-name="Tabella1.A17" office:value-type="string">
            <text:p text:style-name="P46">VSCode</text:p>
          </table:table-cell>
          <table:table-cell table:style-name="Tabella1.A17" office:value-type="string">
            <text:p text:style-name="P46">1.82.2</text:p>
          </table:table-cell>
          <table:table-cell table:style-name="Tabella1.C17" office:value-type="string">
            <text:p text:style-name="P47">Editor di testo con la possibilità di integrare plugin</text:p>
          </table:table-cell>
        </table:table-row>
        <table:table-row table:style-name="Tabella1.12">
          <table:table-cell table:style-name="Tabella1.A17" office:value-type="string">
            <text:p text:style-name="P46">Figma</text:p>
          </table:table-cell>
          <table:table-cell table:style-name="Tabella1.A17" office:value-type="string">
            <text:p text:style-name="P48">9.0</text:p>
          </table:table-cell>
          <table:table-cell table:style-name="Tabella1.C17" office:value-type="string">
            <text:p text:style-name="P49">Web-app <text:span text:style-name="T14">collaborativa </text:span>per la creazione di <text:span text:style-name="T14">design </text:span>di interfaccia grafica</text:p>
          </table:table-cell>
        </table:table-row>
        <table:table-row table:style-name="Tabella1.12">
          <table:table-cell table:style-name="Tabella1.A17" office:value-type="string">
            <text:p text:style-name="P46">StarUML</text:p>
          </table:table-cell>
          <table:table-cell table:style-name="Tabella1.A17" office:value-type="string">
            <text:p text:style-name="P48">6.0.1</text:p>
          </table:table-cell>
          <table:table-cell table:style-name="Tabella1.C17" office:value-type="string">
            <text:p text:style-name="P47">Applicazione per la <text:span text:style-name="T15">modellazione</text:span> di diagrammi UML, utilizzata in particolare per i diagrammi dei casi d’uso ed i diagrammi delle classi</text:p>
          </table:table-cell>
        </table:table-row>
      </table:table>
      <text:p text:style-name="Normale"/>
      <text:h text:style-name="P13" text:outline-level="2">Internazionalizzazione e localizzazione</text:h>
      <text:p text:style-name="P6">Per poter capire le scelte progettuali occorre prima dare delle definizioni ai termini:</text:p>
      <text:list text:style-name="L1">
        <text:list-item>
          <text:p text:style-name="P26"><text:span text:style-name="T2">Internazionalizzazione</text:span>: è il processo di design e sviluppo di un prodotto in modo tale da ridurre la difficoltà di adattarlo per renderlo fruibile da persone appartenenti a culture diverse;</text:p>
        </text:list-item>
        <text:list-item>
          <text:p text:style-name="P26"><text:soft-page-break/><text:span text:style-name="T2">Localizzazione</text:span>: è il processo di adattamento di un prodotto in base alle esigenze culturali di una particolare area / di un particolare mercato.</text:p>
        </text:list-item>
      </text:list>
      <text:p text:style-name="P7"/>
      <text:p text:style-name="P7"/>
      <text:p text:style-name="P7">Per quanto riguarda l’internazionalizzazione e la localizzazione del contenuto statico dell’applicazione, si è scelto di usare la lib<text:span text:style-name="T12">r</text:span>eria <text:span text:style-name="T2">ngx-translate</text:span><text:span text:style-name="T5"> al posto del pacchetto </text:span><text:span text:style-name="T2">@angular/localize</text:span><text:span text:style-name="T5">, nativamente supportato da Angular; </text:span><text:span text:style-name="T6">di seguito, una breve analisi sulle potenzialità e sulle carenze di entrambe le tecnologie.</text:span></text:p>
      <text:p text:style-name="P11">@angular/localize</text:p>
      <text:list text:style-name="L2">
        <text:list-item>
          <text:p text:style-name="P32">Vantaggi:</text:p>
          <text:list>
            <text:list-item>
              <text:p text:style-name="P32">Supportato nativamente dal framework Angular;</text:p>
            </text:list-item>
            <text:list-item>
              <text:p text:style-name="P35">Velocità di esecuzione delle applicazioni che la usano;</text:p>
            </text:list-item>
            <text:list-item>
              <text:p text:style-name="P35">Supporto concreto per progetti di grandi dimensioni data la scalabilità <text:span text:style-name="T16">offerta</text:span>.</text:p>
            </text:list-item>
          </text:list>
        </text:list-item>
        <text:list-item>
          <text:p text:style-name="P33">Svantaggi</text:p>
          <text:list>
            <text:list-item>
              <text:p text:style-name="P35">Necessita di una compilazione manuale per aggiornare le traduzioni;</text:p>
            </text:list-item>
            <text:list-item>
              <text:p text:style-name="P35">Necessita di un passaggio manuale di dati per aggiornare ogni traduzione;</text:p>
            </text:list-item>
            <text:list-item>
              <text:p text:style-name="P36">Presenza di multiple versioni dell’applicazione (una per ogni traduzione);</text:p>
            </text:list-item>
            <text:list-item>
              <text:p text:style-name="P36">Ogni versione necessita del proprio processo di build;</text:p>
            </text:list-item>
            <text:list-item>
              <text:p text:style-name="P36">Ogni cambio di lingua si traduce nel caricamento di una versione diversa della stessa applicazione (con conseguente caricamento di una nuova pagina).</text:p>
            </text:list-item>
          </text:list>
        </text:list-item>
      </text:list>
      <text:p text:style-name="P34"/>
      <text:p text:style-name="P27">ngx-translate</text:p>
      <text:list text:style-name="L4">
        <text:list-item>
          <text:p text:style-name="P28"><text:span text:style-name="T5">Vantaggi: </text:span></text:p>
          <text:list>
            <text:list-item>
              <text:p text:style-name="P28"><text:span text:style-name="T5">Di facile utilizzo e apprendimento;</text:span></text:p>
            </text:list-item>
            <text:list-item>
              <text:p text:style-name="P28"><text:span text:style-name="T5">Utilizzo di file JSON, facilmente gestibili e modificabili;</text:span></text:p>
            </text:list-item>
            <text:list-item>
              <text:p text:style-name="P28"><text:span text:style-name="T5">Consente di gestire la mancanza di traduzione;</text:span></text:p>
            </text:list-item>
            <text:list-item>
              <text:p text:style-name="P28"><text:span text:style-name="T5">Consente un cambio di linguaggio di traduzione senza necessità di ricaricare la pagina.</text:span></text:p>
            </text:list-item>
          </text:list>
        </text:list-item>
        <text:list-item>
          <text:p text:style-name="P28"><text:span text:style-name="T5">Svantaggi:</text:span></text:p>
          <text:list>
            <text:list-item>
              <text:p text:style-name="P28"><text:span text:style-name="T7">E’</text:span><text:span text:style-name="T5"> una libreria nata come soluzione temporanea ai problemi di internazionalizzazione del framework Angular (</text:span><text:a xlink:type="simple" xlink:href="https://github.com/ngx-translate/core/issues/495" text:style-name="Internet_20_link" text:visited-style-name="Visited_20_Internet_20_Link"><text:span text:style-name="T5">https://github.com/ngx-translate/core/issues/495</text:span></text:a><text:span text:style-name="T5">);</text:span></text:p>
            </text:list-item>
            <text:list-item>
              <text:p text:style-name="P29"><text:span text:style-name="T5">Appesantisce l’esecuzione dell’applicazione.</text:span></text:p>
            </text:list-item>
          </text:list>
        </text:list-item>
      </text:list>
      <text:p text:style-name="P30"><text:span text:style-name="T5">La scelta di </text:span>ngx-translate<text:span text:style-name="T5"> è stata dettata dalle esigenze del prodotto, in particolare:</text:span></text:p>
      <text:list text:style-name="L5">
        <text:list-item>
          <text:p text:style-name="P31">Integrazione in un <text:span text:style-name="T17">iframe</text:span><text:span text:style-name="T22">: dato che la web-app deve essere in grado di eseguire all’interno di un </text:span><text:span text:style-name="T19">iframe</text:span><text:span text:style-name="T22"> e l’applicazione “genitore” utilizza tale libreria, si vuole garantire una traduzione uniforme all’interno della schermata visualizzata, evitando di ricaricare l’applicazione all’interno della porzione di schermo delimitata dall’</text:span><text:span text:style-name="T19">iframe</text:span><text:span text:style-name="T22">;</text:span></text:p>
        </text:list-item>
        <text:list-item>
          <text:p text:style-name="P31"><text:soft-page-break/><text:span text:style-name="T21">Semplicità di <text:s/>sviluppo</text:span><text:span text:style-name="T22">: l’applicazione non ha dimensioni tali da prendere in considerazione misure di traduzione scalabili; questo consente di prediligere un approccio orientato alla semplicità di utilizzo durante sviluppo e manutenzione del prodotto;</text:span></text:p>
        </text:list-item>
        <text:list-item>
          <text:p text:style-name="P31"><text:span text:style-name="T21">Semplicità di test</text:span><text:span text:style-name="T22">: il tempo dedicato al testing delle traduzioni deve essere proporzionale all’apporto di tale funzionalità ed alle dimensioni dell’applicazione.</text:span></text:p>
        </text:list-item>
      </text:list>
      <text:h text:style-name="Heading_20_1" text:outline-level="1">API</text:h>
      <text:p text:style-name="P58">L’applicativo ADeQA utilizza delle API messe a disposizione da un backend comune a tutta la suite di prodotti TriZeta; <text:span text:style-name="T31">il corpo delle richieste è in formato JSON, così come il corpo delle risposte.</text:span></text:p>
      <text:p text:style-name="P58"><text:span text:style-name="T31">D</text:span>i seguito sono riportate le API utilizzate da ADeQA:</text:p>
      <text:h text:style-name="P14" text:outline-level="2">Autenticazione</text:h>
      <text:h text:style-name="P19" text:outline-level="3">Login</text:h>
      <text:p text:style-name="Normale"><text:span text:style-name="Car._20_predefinito_20_paragrafo"><text:span text:style-name="T2">Descrizione: </text:span></text:span>questo endpoint permette <text:span text:style-name="T27">l’autenticazione al sistema. </text:span></text:p>
      <text:list xml:id="list390079849" text:style-name="L3">
        <text:list-item>
          <text:p text:style-name="P79"><text:span text:style-name="Car._20_predefinito_20_paragrafo"><text:span text:style-name="T2">Endpoint:</text:span></text:span> /<text:span text:style-name="T27">login</text:span></text:p>
        </text:list-item>
        <text:list-item>
          <text:p text:style-name="P79"><text:span text:style-name="Car._20_predefinito_20_paragrafo"><text:span text:style-name="T2">Metodo HTTP:</text:span></text:span> <text:span text:style-name="T27">POST</text:span></text:p>
        </text:list-item>
        <text:list-item>
          <text:p text:style-name="P79"><text:span text:style-name="Car._20_predefinito_20_paragrafo"><text:span text:style-name="T3">Corpo richiesta</text:span></text:span><text:span text:style-name="Car._20_predefinito_20_paragrafo"><text:span text:style-name="T2">:</text:span></text:span> </text:p>
          <text:list>
            <text:list-item>
              <text:p text:style-name="P79"><text:span text:style-name="T18">username</text:span>: <text:span text:style-name="T27">nome utente identificativo per l’accesso;</text:span></text:p>
            </text:list-item>
            <text:list-item>
              <text:p text:style-name="P87"><text:span text:style-name="T17">password</text:span>: stringa per garantire l’identità del soggetto all’accesso.</text:p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5">Esito</text:p>
          </table:table-cell>
          <table:table-cell table:style-name="Tabella2.A1" office:value-type="string">
            <text:p text:style-name="P5">Codice HTTP</text:p>
          </table:table-cell>
          <table:table-cell table:style-name="Tabella2.A1" office:value-type="string">
            <text:p text:style-name="P5">Body</text:p>
          </table:table-cell>
          <table:table-cell table:style-name="Tabella2.A1" office:value-type="string">
            <text:p text:style-name="P5">Descrizione</text:p>
          </table:table-cell>
        </table:table-row>
        <table:table-row>
          <table:table-cell table:style-name="Tabella2.A2" office:value-type="string">
            <text:p text:style-name="P1">Positivo</text:p>
          </table:table-cell>
          <table:table-cell table:style-name="Tabella2.B2" office:value-type="string">
            <text:p text:style-name="P1">200</text:p>
          </table:table-cell>
          <table:table-cell table:style-name="Tabella2.C2" office:value-type="string">
            <text:p text:style-name="Preformatted_20_Text"><text:span text:style-name="Source_20_Text"><text:span text:style-name="T28">{</text:span></text:span></text:p>
            <text:p text:style-name="Preformatted_20_Text"><text:span text:style-name="Source_20_Text"><text:span text:style-name="T28"><text:s text:c="2"/>"token": "string"</text:span></text:span></text:p>
            <text:p text:style-name="Preformatted_20_Text"><text:span text:style-name="Source_20_Text"><text:span text:style-name="T28">}</text:span></text:span></text:p>
          </table:table-cell>
          <table:table-cell table:style-name="Tabella2.D2" office:value-type="string">
            <text:p text:style-name="P1">Ritor<text:span text:style-name="T27">na un token (stringa alfanumerica) da usare nelle API che lo richiedono (per autenticazione)</text:span></text:p>
          </table:table-cell>
        </table:table-row>
        <table:table-row table:style-name="Tabella2.3">
          <table:table-cell table:style-name="Tabella2.A3" office:value-type="string">
            <text:p text:style-name="P50">Negativo</text:p>
          </table:table-cell>
          <table:table-cell table:style-name="Tabella2.B3" office:value-type="string">
            <text:p text:style-name="P50">500</text:p>
          </table:table-cell>
          <table:table-cell table:style-name="Tabella2.C3" office:value-type="string">
            <text:p text:style-name="Preformatted_20_Text"><text:span text:style-name="Source_20_Text"><text:span text:style-name="T28">{</text:span></text:span></text:p>
            <text:p text:style-name="Preformatted_20_Text"><text:span text:style-name="Source_20_Text"><text:span text:style-name="T28"><text:s text:c="2"/>"code": "string",</text:span></text:span></text:p>
            <text:p text:style-name="Preformatted_20_Text"><text:span text:style-name="Source_20_Text"><text:span text:style-name="T28"><text:s text:c="2"/>"description": "string"</text:span></text:span></text:p>
            <text:p text:style-name="Preformatted_20_Text"><text:span text:style-name="Source_20_Text"><text:span text:style-name="T28">}</text:span></text:span></text:p>
          </table:table-cell>
          <table:table-cell table:style-name="Tabella2.D3" office:value-type="string">
            <text:p text:style-name="P50">Ritorna un JSON di errore avente codice e descrizione.</text:p>
          </table:table-cell>
        </table:table-row>
      </table:table>
      <text:p text:style-name="Normale"/>
      <text:p text:style-name="Normale"/>
      <text:h text:style-name="Heading_20_3" text:outline-level="3">Logout</text:h>
      <text:p text:style-name="P66"><text:span text:style-name="Car._20_predefinito_20_paragrafo"><text:span text:style-name="T2">Descrizione: </text:span></text:span>questo endpoint permette <text:span text:style-name="T32">la disconnessione</text:span><text:span text:style-name="T27"> </text:span><text:span text:style-name="T32">d</text:span><text:span text:style-name="T27">al sistema. </text:span></text:p>
      <text:list xml:id="list121159699752693" text:continue-numbering="true" text:style-name="L3">
        <text:list-item>
          <text:p text:style-name="P80"><text:span text:style-name="Car._20_predefinito_20_paragrafo"><text:span text:style-name="T2">Endpoint:</text:span></text:span> /<text:span text:style-name="T32">logout</text:span></text:p>
        </text:list-item>
        <text:list-item>
          <text:p text:style-name="P80"><text:span text:style-name="Car._20_predefinito_20_paragrafo"><text:span text:style-name="T2">Metodo HTTP:</text:span></text:span> <text:span text:style-name="T27">POST</text:span></text:p>
        </text:list-item>
      </text:list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59">Esito</text:p>
          </table:table-cell>
          <table:table-cell table:style-name="Tabella3.A1" office:value-type="string">
            <text:p text:style-name="P59">Codice HTTP</text:p>
          </table:table-cell>
          <table:table-cell table:style-name="Tabella3.A1" office:value-type="string">
            <text:p text:style-name="P59">Body</text:p>
          </table:table-cell>
          <table:table-cell table:style-name="Tabella3.A1" office:value-type="string">
            <text:p text:style-name="P59">Descrizione</text:p>
          </table:table-cell>
        </table:table-row>
        <table:table-row>
          <table:table-cell table:style-name="Tabella3.A2" office:value-type="string">
            <text:p text:style-name="P38">Positivo</text:p>
          </table:table-cell>
          <table:table-cell table:style-name="Tabella3.B2" office:value-type="string">
            <text:p text:style-name="P38">200</text:p>
          </table:table-cell>
          <table:table-cell table:style-name="Tabella3.C2" office:value-type="string">
            <text:p text:style-name="P116"><text:span text:style-name="Source_20_Text"><text:span text:style-name="T28">{</text:span></text:span></text:p>
            <text:p text:style-name="P116"><text:span text:style-name="Source_20_Text"><text:span text:style-name="T28"><text:s text:c="2"/>"</text:span></text:span><text:span text:style-name="Source_20_Text"><text:span text:style-name="T29">status</text:span></text:span><text:span text:style-name="Source_20_Text"><text:span text:style-name="T28">": "string"</text:span></text:span></text:p>
            <text:p text:style-name="P116"><text:span text:style-name="Source_20_Text"><text:span text:style-name="T28">}</text:span></text:span></text:p>
          </table:table-cell>
          <table:table-cell table:style-name="Tabella3.D2" office:value-type="string">
            <text:p text:style-name="P38">Ritor<text:span text:style-name="T27">na </text:span><text:span text:style-name="T32">lo stato della richiesta</text:span></text:p>
          </table:table-cell>
        </table:table-row>
        <table:table-row table:style-name="Tabella3.3">
          <table:table-cell table:style-name="Tabella3.A3" office:value-type="string">
            <text:p text:style-name="P51">Negativo</text:p>
          </table:table-cell>
          <table:table-cell table:style-name="Tabella3.B3" office:value-type="string">
            <text:p text:style-name="P51">500</text:p>
          </table:table-cell>
          <table:table-cell table:style-name="Tabella3.C3" office:value-type="string">
            <text:p text:style-name="P116"><text:span text:style-name="Source_20_Text"><text:span text:style-name="T28">{</text:span></text:span></text:p>
            <text:p text:style-name="P116"><text:span text:style-name="Source_20_Text"><text:span text:style-name="T28"><text:s text:c="2"/>"code": "string",</text:span></text:span></text:p>
            <text:p text:style-name="P116"><text:span text:style-name="Source_20_Text"><text:span text:style-name="T28"><text:s text:c="2"/>"description": "string"</text:span></text:span></text:p>
            <text:p text:style-name="P116"><text:span text:style-name="Source_20_Text"><text:span text:style-name="T28">}</text:span></text:span></text:p>
          </table:table-cell>
          <table:table-cell table:style-name="Tabella3.D3" office:value-type="string">
            <text:p text:style-name="P51">Ritorna un JSON di errore avente codice e descrizione.</text:p>
          </table:table-cell>
        </table:table-row>
      </table:table>
      <text:p text:style-name="P66"/>
      <text:h text:style-name="P15" text:outline-level="2"><text:soft-page-break/>Fasi</text:h>
      <text:h text:style-name="P20" text:outline-level="3">QualityPhase <text:s/>- <text:span text:style-name="T34">Fetch</text:span></text:h>
      <text:p text:style-name="P67"><text:span text:style-name="Car._20_predefinito_20_paragrafo"><text:span text:style-name="T2">Descrizione: </text:span></text:span>questo endpoint permette <text:span text:style-name="T33">di ottenere le fasi di cui eseguire i controlli</text:span><text:span text:style-name="T27">. </text:span></text:p>
      <text:list xml:id="list121160444687014" text:continue-numbering="true" text:style-name="L3">
        <text:list-item>
          <text:p text:style-name="P81"><text:span text:style-name="Car._20_predefinito_20_paragrafo"><text:span text:style-name="T2">Endpoint:</text:span></text:span> /<text:span text:style-name="T33">9000005</text:span>/<text:span text:style-name="T33">qualityphase/fetch</text:span></text:p>
        </text:list-item>
        <text:list-item>
          <text:p text:style-name="P81"><text:span text:style-name="Car._20_predefinito_20_paragrafo"><text:span text:style-name="T2">Metodo HTTP:</text:span></text:span> <text:span text:style-name="T27">POST</text:span></text:p>
        </text:list-item>
        <text:list-item>
          <text:p text:style-name="P110"><text:span text:style-name="T2">Header</text:span>: token di autenticazione</text:p>
        </text:list-item>
        <text:list-item>
          <text:p text:style-name="P88"><text:span text:style-name="Car._20_predefinito_20_paragrafo"><text:span text:style-name="T30">Corpo richiesta</text:span></text:span>:</text:p>
          <text:list>
            <text:list-item>
              <text:p text:style-name="P92"><text:span text:style-name="T19">startRow</text:span><text:span text:style-name="T5">: riga di partenza da cui si inizia a</text:span><text:span text:style-name="T10">d </text:span><text:span text:style-name="T24">acquisire </text:span><text:span text:style-name="T5">le fasi, tra le righe ottenute dal filtraggio (indicato dall’array </text:span><text:span text:style-name="T19">criteria</text:span><text:span text:style-name="T22">);</text:span></text:p>
            </text:list-item>
            <text:list-item>
              <text:p text:style-name="P95"><text:span text:style-name="T5">criteria</text:span><text:span text:style-name="T22">: array di criteri di filtraggio, avente</text:span></text:p>
              <text:list>
                <text:list-item>
                  <text:p text:style-name="P95"><text:span text:style-name="T5">fieldname</text:span><text:span text:style-name="T22">: nome della colonna per la quale filtrare;</text:span></text:p>
                </text:list-item>
                <text:list-item>
                  <text:p text:style-name="P95"><text:span text:style-name="T5">value</text:span><text:span text:style-name="T22">: valore di confronto per il filtraggio;</text:span></text:p>
                </text:list-item>
                <text:list-item>
                  <text:p text:style-name="P95"><text:span text:style-name="T5">operator</text:span><text:span text:style-name="T22">: operatore di confronto da applicare.</text:span></text:p>
                </text:list-item>
              </text:list>
            </text:list-item>
            <text:list-item>
              <text:p text:style-name="P101"><text:span text:style-name="T5">orderby</text:span><text:span text:style-name="T22">: array di criteri di ordinamento, avente:</text:span></text:p>
              <text:list>
                <text:list-item>
                  <text:p text:style-name="P101"><text:span text:style-name="T5">columnname</text:span><text:span text:style-name="T22">: nome della colonna per la quale ordinare;</text:span></text:p>
                </text:list-item>
                <text:list-item>
                  <text:p text:style-name="P101"><text:span text:style-name="T5">direction</text:span><text:span text:style-name="T22">: direzione dell’ordinamento.</text:span></text:p>
                </text:list-item>
              </text:list>
            </text:list-item>
            <text:list-item>
              <text:p text:style-name="P105"><text:span text:style-name="T5">endRow</text:span><text:span text:style-name="T22">: <text:s/></text:span><text:span text:style-name="T23">riga da cui si </text:span><text:span text:style-name="T22">finisce di </text:span><text:span text:style-name="T24">acquisire dati</text:span><text:span text:style-name="T23">.</text:span>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60">Esito</text:p>
          </table:table-cell>
          <table:table-cell table:style-name="Tabella4.A1" office:value-type="string">
            <text:p text:style-name="P60">Codice HTTP</text:p>
          </table:table-cell>
          <table:table-cell table:style-name="Tabella4.A1" office:value-type="string">
            <text:p text:style-name="P60">Body</text:p>
          </table:table-cell>
          <table:table-cell table:style-name="Tabella4.A1" office:value-type="string">
            <text:p text:style-name="P60">Descrizione</text:p>
          </table:table-cell>
        </table:table-row>
        <table:table-row>
          <table:table-cell table:style-name="Tabella4.A2" office:value-type="string">
            <text:p text:style-name="P39">Positivo</text:p>
          </table:table-cell>
          <table:table-cell table:style-name="Tabella4.B2" office:value-type="string">
            <text:p text:style-name="P39">200</text:p>
          </table:table-cell>
          <table:table-cell table:style-name="Tabella4.C2" office:value-type="string">
            <text:p text:style-name="Preformatted_20_Text"><text:span text:style-name="Source_20_Text"><text:span text:style-name="T28">{</text:span></text:span></text:p>
            <text:p text:style-name="Preformatted_20_Text"><text:span text:style-name="Source_20_Text"><text:span text:style-name="T28"><text:s text:c="2"/>"data": [</text:span></text:span></text:p>
            <text:p text:style-name="Preformatted_20_Text"><text:span text:style-name="Source_20_Text"><text:span text:style-name="T28"><text:s text:c="4"/>{</text:span></text:span></text:p>
            <text:p text:style-name="Preformatted_20_Text"><text:span text:style-name="Source_20_Text"><text:span text:style-name="T28"><text:s text:c="6"/>"phasename": "string",</text:span></text:span></text:p>
            <text:p text:style-name="Preformatted_20_Text"><text:span text:style-name="Source_20_Text"><text:span text:style-name="T28"><text:s text:c="6"/>"color": "string",</text:span></text:span></text:p>
            <text:p text:style-name="Preformatted_20_Text"><text:span text:style-name="Source_20_Text"><text:span text:style-name="T28"><text:s text:c="6"/>"ad_org_id": 0,</text:span></text:span></text:p>
            <text:p text:style-name="Preformatted_20_Text"><text:span text:style-name="Source_20_Text"><text:span text:style-name="T28"><text:s text:c="6"/>"projectplan_timeline_id": 0,</text:span></text:span></text:p>
            <text:p text:style-name="Preformatted_20_Text"><text:span text:style-name="Source_20_Text"><text:span text:style-name="T28"><text:s text:c="6"/>"c_projectphase_id": 0,</text:span></text:span></text:p>
            <text:p text:style-name="Preformatted_20_Text"><text:span text:style-name="Source_20_Text"><text:span text:style-name="T28"><text:s text:c="6"/>"end_plan": "Unknown Type: date",</text:span></text:span></text:p>
            <text:p text:style-name="Preformatted_20_Text"><text:span text:style-name="Source_20_Text"><text:span text:style-name="T28"><text:s text:c="6"/>"linename": "string",</text:span></text:span></text:p>
            <text:p text:style-name="Preformatted_20_Text"><text:span text:style-name="Source_20_Text"><text:span text:style-name="T28"><text:s text:c="6"/>"c_projectline_id": 0,</text:span></text:span></text:p>
            <text:p text:style-name="Preformatted_20_Text"><text:span text:style-name="Source_20_Text"><text:span text:style-name="T28"><text:s text:c="6"/>"ad_client_id": 0,</text:span></text:span></text:p>
            <text:p text:style-name="Preformatted_20_Text"><text:span text:style-name="Source_20_Text"><text:span text:style-name="T28"><text:s text:c="6"/>"isglobal": "Y",</text:span></text:span></text:p>
            <text:p text:style-name="Preformatted_20_Text"><text:span text:style-name="Source_20_Text"><text:span text:style-name="T28"><text:s text:c="6"/>"c_bpartner_id": 0,</text:span></text:span></text:p>
            <text:p text:style-name="Preformatted_20_Text"><text:span text:style-name="Source_20_Text"><text:span text:style-name="T28"><text:s text:c="6"/>"status": "Y",</text:span></text:span></text:p>
            <text:p text:style-name="Preformatted_20_Text"><text:span text:style-name="Source_20_Text"><text:span text:style-name="T28"><text:s text:c="6"/>"start_plan": "Unknown Type: date",</text:span></text:span></text:p>
            <text:p text:style-name="Preformatted_20_Text"><text:span text:style-name="Source_20_Text"><text:span text:style-name="T28"><text:s text:c="6"/>"customer": "string"</text:span></text:span></text:p>
            <text:p text:style-name="Preformatted_20_Text"><text:span text:style-name="Source_20_Text"><text:span text:style-name="T28"><text:s text:c="4"/>}</text:span></text:span></text:p>
            <text:p text:style-name="Preformatted_20_Text"><text:span text:style-name="Source_20_Text"><text:span text:style-name="T28"><text:s text:c="2"/>],</text:span></text:span></text:p>
            <text:p text:style-name="Preformatted_20_Text"><text:span text:style-name="Source_20_Text"><text:span text:style-name="T28"><text:s text:c="2"/>"startRow": 0,</text:span></text:span></text:p>
            <text:p text:style-name="Preformatted_20_Text"><text:span text:style-name="Source_20_Text"><text:span text:style-name="T28"><text:s text:c="2"/>"endRow": 0,</text:span></text:span></text:p>
            <text:p text:style-name="Preformatted_20_Text"><text:span text:style-name="Source_20_Text"><text:span text:style-name="T28"><text:s text:c="2"/>"totalRows": 0</text:span></text:span></text:p>
            <text:p text:style-name="Preformatted_20_Text"><text:span text:style-name="Source_20_Text"><text:span text:style-name="T28">}</text:span></text:span></text:p>
          </table:table-cell>
          <table:table-cell table:style-name="Tabella4.D2" office:value-type="string">
            <text:p text:style-name="P39">Ritor<text:span text:style-name="T27">na </text:span><text:span text:style-name="T36">una lista di </text:span><text:span text:style-name="T35">fasi filtrat</text:span><text:span text:style-name="T38">a</text:span><text:span text:style-name="T35"> e ordinat</text:span><text:span text:style-name="T38">a</text:span><text:span text:style-name="T35"> come da richiesta, </text:span><text:span text:style-name="T36">oltre all’indicazione sulle righe ottenute ed il numero di record </text:span><text:span text:style-name="T37">oggetto della ricerca</text:span></text:p>
          </table:table-cell>
        </table:table-row>
        <table:table-row>
          <table:table-cell table:style-name="Tabella4.A3" office:value-type="string">
            <text:p text:style-name="P68">Negativo</text:p>
          </table:table-cell>
          <table:table-cell table:style-name="Tabella4.B3" office:value-type="string">
            <text:p text:style-name="P68">401</text:p>
          </table:table-cell>
          <table:table-cell table:style-name="Tabella4.C3" office:value-type="string">
            <text:p text:style-name="Preformatted_20_Text"/>
          </table:table-cell>
          <table:table-cell table:style-name="Tabella4.D3" office:value-type="string">
            <text:p text:style-name="P68">L’utente non è autorizzato</text:p>
          </table:table-cell>
        </table:table-row>
        <table:table-row table:style-name="Tabella4.4">
          <table:table-cell table:style-name="Tabella4.A4" office:value-type="string">
            <text:p text:style-name="P52">Negativo</text:p>
          </table:table-cell>
          <table:table-cell table:style-name="Tabella4.B4" office:value-type="string">
            <text:p text:style-name="P52">500</text:p>
          </table:table-cell>
          <table:table-cell table:style-name="Tabella4.C4" office:value-type="string">
            <text:p text:style-name="P117"><text:span text:style-name="Source_20_Text"><text:span text:style-name="T28">{</text:span></text:span></text:p>
            <text:p text:style-name="P117"><text:span text:style-name="Source_20_Text"><text:span text:style-name="T28"><text:s text:c="2"/>"code": "string",</text:span></text:span></text:p>
            <text:p text:style-name="P117"><text:span text:style-name="Source_20_Text"><text:span text:style-name="T28"><text:s text:c="2"/>"description": "string"</text:span></text:span></text:p>
            <text:p text:style-name="P117"><text:span text:style-name="Source_20_Text"><text:span text:style-name="T28">}</text:span></text:span></text:p>
          </table:table-cell>
          <table:table-cell table:style-name="Tabella4.D4" office:value-type="string">
            <text:p text:style-name="P52">Ritorna un JSON di errore avente codice e descrizione.</text:p>
          </table:table-cell>
        </table:table-row>
      </table:table>
      <text:p text:style-name="P67"/>
      <text:h text:style-name="P16" text:outline-level="2"><text:soft-page-break/>Operatori</text:h>
      <text:h text:style-name="P21" text:outline-level="3">Operators <text:span text:style-name="T33"><text:s/>- </text:span>Fetch</text:h>
      <text:p text:style-name="P74"><text:span text:style-name="Car._20_predefinito_20_paragrafo"><text:span text:style-name="T2">Descrizione: </text:span></text:span>questo endpoint permette <text:span text:style-name="T33">di ottenere </text:span><text:span text:style-name="T34">gli operatori per configurare l’interfaccia grafica in base alle preferenze salvate. </text:span><text:span text:style-name="T27"><text:s/></text:span></text:p>
      <text:list xml:id="list121160605784379" text:continue-numbering="true" text:style-name="L3">
        <text:list-item>
          <text:p text:style-name="P82"><text:span text:style-name="Car._20_predefinito_20_paragrafo"><text:span text:style-name="T2">Endpoint:</text:span></text:span> /<text:span text:style-name="T33">900000</text:span><text:span text:style-name="T34">6</text:span>/<text:span text:style-name="T34">operators</text:span><text:span text:style-name="T33">/fetch</text:span></text:p>
        </text:list-item>
        <text:list-item>
          <text:p text:style-name="P82"><text:span text:style-name="Car._20_predefinito_20_paragrafo"><text:span text:style-name="T2">Metodo HTTP:</text:span></text:span> <text:span text:style-name="T27">POST</text:span></text:p>
        </text:list-item>
        <text:list-item>
          <text:p text:style-name="P111"><text:span text:style-name="T2">Header</text:span>: token di autenticazione</text:p>
        </text:list-item>
        <text:list-item>
          <text:p text:style-name="P89"><text:span text:style-name="Car._20_predefinito_20_paragrafo"><text:span text:style-name="T30">Corpo richiesta</text:span></text:span>:</text:p>
          <text:list>
            <text:list-item>
              <text:p text:style-name="P92"><text:span text:style-name="T19">startRow</text:span><text:span text:style-name="T5">: riga di partenza da cui si inizia a</text:span><text:span text:style-name="T10">d </text:span><text:span text:style-name="T24">acquisire </text:span><text:span text:style-name="T8">gli operatori</text:span><text:span text:style-name="T5">, tra le righe ottenute dal filtraggio (indicato dall’array </text:span><text:span text:style-name="T19">criteria</text:span><text:span text:style-name="T22">);</text:span></text:p>
            </text:list-item>
            <text:list-item>
              <text:p text:style-name="P96"><text:span text:style-name="T5">criteria</text:span><text:span text:style-name="T22">: array di criteri di filtraggio, avente</text:span></text:p>
              <text:list>
                <text:list-item>
                  <text:p text:style-name="P96"><text:span text:style-name="T5">fieldname</text:span><text:span text:style-name="T22">: nome della colonna per la quale filtrare;</text:span></text:p>
                </text:list-item>
                <text:list-item>
                  <text:p text:style-name="P96"><text:span text:style-name="T5">value</text:span><text:span text:style-name="T22">: valore di confronto per il filtraggio;</text:span></text:p>
                </text:list-item>
                <text:list-item>
                  <text:p text:style-name="P96"><text:span text:style-name="T5">operator</text:span><text:span text:style-name="T22">: operatore di confronto da applicare.</text:span></text:p>
                </text:list-item>
              </text:list>
            </text:list-item>
            <text:list-item>
              <text:p text:style-name="P102"><text:span text:style-name="T5">orderby</text:span><text:span text:style-name="T22">: array di criteri di ordinamento, avente:</text:span></text:p>
              <text:list>
                <text:list-item>
                  <text:p text:style-name="P102"><text:span text:style-name="T5">columnname</text:span><text:span text:style-name="T22">: nome della colonna per la quale ordinare;</text:span></text:p>
                </text:list-item>
                <text:list-item>
                  <text:p text:style-name="P102"><text:span text:style-name="T5">direction</text:span><text:span text:style-name="T22">: direzione dell’ordinamento.</text:span></text:p>
                </text:list-item>
              </text:list>
            </text:list-item>
            <text:list-item>
              <text:p text:style-name="P106"><text:span text:style-name="T22">endRow: <text:s/></text:span><text:span text:style-name="T23">riga da cui si </text:span><text:span text:style-name="T22">finisce di</text:span><text:span text:style-name="T23"> </text:span><text:span text:style-name="T24">acquisire dati</text:span><text:span text:style-name="T23">.</text:span></text:p>
            </text:list-item>
          </text:list>
        </text:list-item>
      </text:list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61">Esito</text:p>
          </table:table-cell>
          <table:table-cell table:style-name="Tabella5.A1" office:value-type="string">
            <text:p text:style-name="P61">Codice HTTP</text:p>
          </table:table-cell>
          <table:table-cell table:style-name="Tabella5.A1" office:value-type="string">
            <text:p text:style-name="P61">Body</text:p>
          </table:table-cell>
          <table:table-cell table:style-name="Tabella5.A1" office:value-type="string">
            <text:p text:style-name="P61">Descrizione</text:p>
          </table:table-cell>
        </table:table-row>
        <table:table-row>
          <table:table-cell table:style-name="Tabella5.A2" office:value-type="string">
            <text:p text:style-name="P40">Positivo</text:p>
          </table:table-cell>
          <table:table-cell table:style-name="Tabella5.B2" office:value-type="string">
            <text:p text:style-name="P40">200</text:p>
          </table:table-cell>
          <table:table-cell table:style-name="Tabella5.C2" office:value-type="string">
            <text:p text:style-name="Preformatted_20_Text"><text:span text:style-name="Source_20_Text"><text:span text:style-name="T28">{</text:span></text:span></text:p>
            <text:p text:style-name="Preformatted_20_Text"><text:span text:style-name="Source_20_Text"><text:span text:style-name="T28"><text:s text:c="2"/>"data": [</text:span></text:span></text:p>
            <text:p text:style-name="Preformatted_20_Text"><text:span text:style-name="Source_20_Text"><text:span text:style-name="T28"><text:s text:c="4"/>{</text:span></text:span></text:p>
            <text:p text:style-name="Preformatted_20_Text"><text:span text:style-name="Source_20_Text"><text:span text:style-name="T28"><text:s text:c="6"/>"note": "string",</text:span></text:span></text:p>
            <text:p text:style-name="Preformatted_20_Text"><text:span text:style-name="Source_20_Text"><text:span text:style-name="T28"><text:s text:c="6"/>"userpin": "string",</text:span></text:span></text:p>
            <text:p text:style-name="Preformatted_20_Text"><text:span text:style-name="Source_20_Text"><text:span text:style-name="T28"><text:s text:c="6"/>"mes_theme": "string",</text:span></text:span></text:p>
            <text:p text:style-name="Preformatted_20_Text"><text:span text:style-name="Source_20_Text"><text:span text:style-name="T28"><text:s text:c="6"/>"mes_theme_display": "string",</text:span></text:span></text:p>
            <text:p text:style-name="Preformatted_20_Text"><text:span text:style-name="Source_20_Text"><text:span text:style-name="T28"><text:s text:c="6"/>"foto": 0,</text:span></text:span></text:p>
            <text:p text:style-name="Preformatted_20_Text"><text:span text:style-name="Source_20_Text"><text:span text:style-name="T28"><text:s text:c="6"/>"numero_matricola": "string",</text:span></text:span></text:p>
            <text:p text:style-name="Preformatted_20_Text"><text:span text:style-name="Source_20_Text"><text:span text:style-name="T28"><text:s text:c="6"/>"isactive": "Y",</text:span></text:span></text:p>
            <text:p text:style-name="Preformatted_20_Text"><text:span text:style-name="Source_20_Text"><text:span text:style-name="T28"><text:s text:c="6"/>"name": "string",</text:span></text:span></text:p>
            <text:p text:style-name="Preformatted_20_Text"><text:span text:style-name="Source_20_Text"><text:span text:style-name="T28"><text:s text:c="6"/>"ismobileuser": "Y",</text:span></text:span></text:p>
            <text:p text:style-name="Preformatted_20_Text"><text:span text:style-name="Source_20_Text"><text:span text:style-name="T28"><text:s text:c="6"/>"ad_user_id": 0</text:span></text:span></text:p>
            <text:p text:style-name="Preformatted_20_Text"><text:span text:style-name="Source_20_Text"><text:span text:style-name="T28"><text:s text:c="4"/>}</text:span></text:span></text:p>
            <text:p text:style-name="Preformatted_20_Text"><text:span text:style-name="Source_20_Text"><text:span text:style-name="T28"><text:s text:c="2"/>],</text:span></text:span></text:p>
            <text:p text:style-name="Preformatted_20_Text"><text:span text:style-name="Source_20_Text"><text:span text:style-name="T28"><text:s text:c="2"/>"startRow": 0,</text:span></text:span></text:p>
            <text:p text:style-name="Preformatted_20_Text"><text:span text:style-name="Source_20_Text"><text:span text:style-name="T28"><text:s text:c="2"/>"endRow": 0,</text:span></text:span></text:p>
            <text:p text:style-name="Preformatted_20_Text"><text:span text:style-name="Source_20_Text"><text:span text:style-name="T28"><text:s text:c="2"/>"totalRows": 0</text:span></text:span></text:p>
            <text:p text:style-name="Preformatted_20_Text"><text:span text:style-name="Source_20_Text"><text:span text:style-name="T28">}</text:span></text:span></text:p>
          </table:table-cell>
          <table:table-cell table:style-name="Tabella5.D2" office:value-type="string">
            <text:p text:style-name="P41">Ritor<text:span text:style-name="T27">na </text:span><text:span text:style-name="T36">una lista di </text:span><text:span text:style-name="T38">operatori</text:span><text:span text:style-name="T35"> filtrat</text:span><text:span text:style-name="T38">a</text:span><text:span text:style-name="T35"> e ordinat</text:span><text:span text:style-name="T38">a</text:span><text:span text:style-name="T35"> come da richiesta, </text:span><text:span text:style-name="T36">oltre all’indicazione sulle righe ottenute ed il numero di record </text:span><text:span text:style-name="T37">oggetto della ricerca</text:span></text:p>
          </table:table-cell>
        </table:table-row>
        <table:table-row>
          <table:table-cell table:style-name="Tabella5.A3" office:value-type="string">
            <text:p text:style-name="P69">Negativo</text:p>
          </table:table-cell>
          <table:table-cell table:style-name="Tabella5.B3" office:value-type="string">
            <text:p text:style-name="P69">401</text:p>
          </table:table-cell>
          <table:table-cell table:style-name="Tabella5.C3" office:value-type="string">
            <text:p text:style-name="P118"/>
          </table:table-cell>
          <table:table-cell table:style-name="Tabella5.D3" office:value-type="string">
            <text:p text:style-name="P69">L’utente non è autorizzato</text:p>
          </table:table-cell>
        </table:table-row>
        <table:table-row table:style-name="Tabella5.4">
          <table:table-cell table:style-name="Tabella5.A4" office:value-type="string">
            <text:p text:style-name="P53">Negativo</text:p>
          </table:table-cell>
          <table:table-cell table:style-name="Tabella5.B4" office:value-type="string">
            <text:p text:style-name="P53">500</text:p>
          </table:table-cell>
          <table:table-cell table:style-name="Tabella5.C4" office:value-type="string">
            <text:p text:style-name="P118"><text:span text:style-name="Source_20_Text"><text:span text:style-name="T28">{</text:span></text:span></text:p>
            <text:p text:style-name="P118"><text:span text:style-name="Source_20_Text"><text:span text:style-name="T28"><text:s text:c="2"/>"code": "string",</text:span></text:span></text:p>
            <text:p text:style-name="P118"><text:span text:style-name="Source_20_Text"><text:span text:style-name="T28"><text:s text:c="2"/>"description": "string"</text:span></text:span></text:p>
            <text:p text:style-name="P118"><text:span text:style-name="Source_20_Text"><text:span text:style-name="T28">}</text:span></text:span></text:p>
          </table:table-cell>
          <table:table-cell table:style-name="Tabella5.D4" office:value-type="string">
            <text:p text:style-name="P53">Ritorna un JSON di errore avente codice e descrizione.</text:p>
          </table:table-cell>
        </table:table-row>
      </table:table>
      <text:p text:style-name="P74"/>
      <text:h text:style-name="P17" text:outline-level="2"><text:soft-page-break/>Attributi di qualità</text:h>
      <text:h text:style-name="P22" text:outline-level="3"><text:span text:style-name="T39">QualityAttribute</text:span> <text:span text:style-name="T33"><text:s/>- </text:span>Fetch</text:h>
      <text:p text:style-name="P75"><text:span text:style-name="Car._20_predefinito_20_paragrafo"><text:span text:style-name="T2">Descrizione: </text:span></text:span>questo endpoint permette <text:span text:style-name="T33">di ottenere </text:span><text:span text:style-name="T41">i controlli di qualità per il prodotto selezionato</text:span><text:span text:style-name="T34">. </text:span><text:span text:style-name="T27"><text:s/></text:span></text:p>
      <text:list xml:id="list121160194429923" text:continue-numbering="true" text:style-name="L3">
        <text:list-item>
          <text:p text:style-name="P83"><text:span text:style-name="Car._20_predefinito_20_paragrafo"><text:span text:style-name="T2">Endpoint:</text:span></text:span> /<text:span text:style-name="T33">900000</text:span><text:span text:style-name="T39">3</text:span>/<text:span text:style-name="T39">qualityattribute</text:span><text:span text:style-name="T33">/fetch</text:span></text:p>
        </text:list-item>
        <text:list-item>
          <text:p text:style-name="P83"><text:span text:style-name="Car._20_predefinito_20_paragrafo"><text:span text:style-name="T2">Metodo HTTP:</text:span></text:span> <text:span text:style-name="T27">POST</text:span></text:p>
        </text:list-item>
        <text:list-item>
          <text:p text:style-name="P112"><text:span text:style-name="T2">Header</text:span>: token di autenticazione</text:p>
        </text:list-item>
        <text:list-item>
          <text:p text:style-name="P90"><text:span text:style-name="Car._20_predefinito_20_paragrafo"><text:span text:style-name="T30">Corpo richiesta</text:span></text:span>:</text:p>
          <text:list>
            <text:list-item>
              <text:p text:style-name="P92"><text:span text:style-name="T19">startRow</text:span><text:span text:style-name="T5">: riga di partenza da cui si inizia a</text:span><text:span text:style-name="T10">d </text:span><text:span text:style-name="T24">acquisire </text:span><text:span text:style-name="T8">gli </text:span><text:span text:style-name="T9">attributi (controlli) di qualità</text:span><text:span text:style-name="T5">, tra le righe ottenute dal filtraggio (indicato dall’array </text:span><text:span text:style-name="T19">criteria</text:span><text:span text:style-name="T22">);</text:span></text:p>
            </text:list-item>
            <text:list-item>
              <text:p text:style-name="P97"><text:span text:style-name="T5">criteria</text:span><text:span text:style-name="T22">: array di criteri di filtraggio, avente</text:span></text:p>
              <text:list>
                <text:list-item>
                  <text:p text:style-name="P97"><text:span text:style-name="T5">fieldname</text:span><text:span text:style-name="T22">: nome della colonna per la quale filtrare;</text:span></text:p>
                </text:list-item>
                <text:list-item>
                  <text:p text:style-name="P97"><text:span text:style-name="T5">value</text:span><text:span text:style-name="T22">: valore di confronto per il filtraggio;</text:span></text:p>
                </text:list-item>
                <text:list-item>
                  <text:p text:style-name="P97"><text:span text:style-name="T5">operator</text:span><text:span text:style-name="T22">: operatore di confronto da applicare.</text:span></text:p>
                </text:list-item>
              </text:list>
            </text:list-item>
            <text:list-item>
              <text:p text:style-name="P103"><text:span text:style-name="T5">orderby</text:span><text:span text:style-name="T22">: array di criteri di ordinamento, avente:</text:span></text:p>
              <text:list>
                <text:list-item>
                  <text:p text:style-name="P103"><text:span text:style-name="T5">columnname</text:span><text:span text:style-name="T22">: nome della colonna per la quale ordinare;</text:span></text:p>
                </text:list-item>
                <text:list-item>
                  <text:p text:style-name="P103"><text:span text:style-name="T5">direction</text:span><text:span text:style-name="T22">: direzione dell’ordinamento.</text:span></text:p>
                </text:list-item>
              </text:list>
            </text:list-item>
            <text:list-item>
              <text:p text:style-name="P106"><text:span text:style-name="T22">endRow: <text:s/></text:span><text:span text:style-name="T23">riga da cui si </text:span><text:span text:style-name="T22">finisce di</text:span><text:span text:style-name="T23"> </text:span><text:span text:style-name="T24">acquisire dati</text:span><text:span text:style-name="T23">.</text:span></text:p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62">Esito</text:p>
          </table:table-cell>
          <table:table-cell table:style-name="Tabella6.A1" office:value-type="string">
            <text:p text:style-name="P62">Codice HTTP</text:p>
          </table:table-cell>
          <table:table-cell table:style-name="Tabella6.A1" office:value-type="string">
            <text:p text:style-name="P62">Body</text:p>
          </table:table-cell>
          <table:table-cell table:style-name="Tabella6.A1" office:value-type="string">
            <text:p text:style-name="P62">Descrizione</text:p>
          </table:table-cell>
        </table:table-row>
        <table:table-row>
          <table:table-cell table:style-name="Tabella6.A2" office:value-type="string">
            <text:p text:style-name="P42">Positivo</text:p>
          </table:table-cell>
          <table:table-cell table:style-name="Tabella6.B2" office:value-type="string">
            <text:p text:style-name="P42">200</text:p>
          </table:table-cell>
          <table:table-cell table:style-name="Tabella6.C2" office:value-type="string">
            <text:p text:style-name="Preformatted_20_Text"><text:span text:style-name="Source_20_Text"><text:span text:style-name="T28">{</text:span></text:span></text:p>
            <text:p text:style-name="Preformatted_20_Text"><text:span text:style-name="Source_20_Text"><text:span text:style-name="T28"><text:s text:c="2"/>"data": [</text:span></text:span></text:p>
            <text:p text:style-name="Preformatted_20_Text"><text:span text:style-name="Source_20_Text"><text:span text:style-name="T28"><text:s text:c="4"/>{</text:span></text:span></text:p>
            <text:p text:style-name="Preformatted_20_Text"><text:span text:style-name="Source_20_Text"><text:span text:style-name="T28"><text:s text:c="6"/>"attributedescription": "string",</text:span></text:span></text:p>
            <text:p text:style-name="Preformatted_20_Text"><text:span text:style-name="Source_20_Text"><text:span text:style-name="T28"><text:s text:c="6"/>"optionvalue": "string",</text:span></text:span></text:p>
            <text:p text:style-name="Preformatted_20_Text"><text:span text:style-name="Source_20_Text"><text:span text:style-name="T28"><text:s text:c="6"/>"groupdescription": "string",</text:span></text:span></text:p>
            <text:p text:style-name="Preformatted_20_Text"><text:span text:style-name="Source_20_Text"><text:span text:style-name="T28"><text:s text:c="6"/>"m_product_id": 0,</text:span></text:span></text:p>
            <text:p text:style-name="Preformatted_20_Text"><text:span text:style-name="Source_20_Text"><text:span text:style-name="T28"><text:s text:c="6"/>"attributevalue": "string",</text:span></text:span></text:p>
            <text:p text:style-name="Preformatted_20_Text"><text:span text:style-name="Source_20_Text"><text:span text:style-name="T28"><text:s text:c="6"/>"m_product_category_id": 0,</text:span></text:span></text:p>
            <text:p text:style-name="Preformatted_20_Text"><text:span text:style-name="Source_20_Text"><text:span text:style-name="T28"><text:s text:c="6"/>"ad_reference_id": 0,</text:span></text:span></text:p>
            <text:p text:style-name="Preformatted_20_Text"><text:span text:style-name="Source_20_Text"><text:span text:style-name="T28"><text:s text:c="6"/>"attributename": "string",</text:span></text:span></text:p>
            <text:p text:style-name="Preformatted_20_Text"><text:span text:style-name="Source_20_Text"><text:span text:style-name="T28"><text:s text:c="6"/>"attributevaluetype": "Y",</text:span></text:span></text:p>
            <text:p text:style-name="Preformatted_20_Text"><text:span text:style-name="Source_20_Text"><text:span text:style-name="T28"><text:s text:c="6"/>"groupname": "string",</text:span></text:span></text:p>
            <text:p text:style-name="Preformatted_20_Text"><text:span text:style-name="Source_20_Text"><text:span text:style-name="T28"><text:s text:c="6"/>"c_project_attribute_group_id": 0,</text:span></text:span></text:p>
            <text:p text:style-name="Preformatted_20_Text"><text:span text:style-name="Source_20_Text"><text:span text:style-name="T28"><text:s text:c="6"/>"attributeseqno": 0</text:span></text:span></text:p>
            <text:p text:style-name="Preformatted_20_Text"><text:span text:style-name="Source_20_Text"><text:span text:style-name="T28"><text:s text:c="4"/>}</text:span></text:span></text:p>
            <text:p text:style-name="Preformatted_20_Text"><text:span text:style-name="Source_20_Text"><text:span text:style-name="T28"><text:s text:c="2"/>],</text:span></text:span></text:p>
            <text:p text:style-name="Preformatted_20_Text"><text:span text:style-name="Source_20_Text"><text:span text:style-name="T28"><text:s text:c="2"/>"startRow": 0,</text:span></text:span></text:p>
            <text:p text:style-name="Preformatted_20_Text"><text:span text:style-name="Source_20_Text"><text:span text:style-name="T28"><text:s text:c="2"/>"endRow": 0,</text:span></text:span></text:p>
            <text:p text:style-name="Preformatted_20_Text"><text:span text:style-name="Source_20_Text"><text:span text:style-name="T28"><text:s text:c="2"/>"totalRows": 0</text:span></text:span></text:p>
            <text:p text:style-name="Preformatted_20_Text"><text:span text:style-name="Source_20_Text"><text:span text:style-name="T28">}</text:span></text:span></text:p>
            <text:p text:style-name="Preformatted_20_Text"><text:span text:style-name="Source_20_Text"><text:span text:style-name="T28"/></text:span></text:p>
          </table:table-cell>
          <table:table-cell table:style-name="Tabella6.D2" office:value-type="string">
            <text:p text:style-name="P42">Ritor<text:span text:style-name="T27">na </text:span><text:span text:style-name="T36">una lista di </text:span><text:span text:style-name="T40">attributi di qualità</text:span><text:span text:style-name="T35"> filtrat</text:span><text:span text:style-name="T38">a</text:span><text:span text:style-name="T35"> e ordinat</text:span><text:span text:style-name="T38">a</text:span><text:span text:style-name="T35"> come da richiesta </text:span><text:span text:style-name="T40">(ad esempio, per prodotto o per categoria di prodotto)</text:span><text:span text:style-name="T35"> </text:span><text:span text:style-name="T36">oltre all’indicazione sulle righe ottenute ed il numero di record </text:span><text:span text:style-name="T37">oggetto della ricerca</text:span></text:p>
          </table:table-cell>
        </table:table-row>
        <table:table-row>
          <table:table-cell table:style-name="Tabella6.A3" office:value-type="string">
            <text:p text:style-name="P70">Negativo</text:p>
          </table:table-cell>
          <table:table-cell table:style-name="Tabella6.B3" office:value-type="string">
            <text:p text:style-name="P70">401</text:p>
          </table:table-cell>
          <table:table-cell table:style-name="Tabella6.C3" office:value-type="string">
            <text:p text:style-name="P119"/>
          </table:table-cell>
          <table:table-cell table:style-name="Tabella6.D3" office:value-type="string">
            <text:p text:style-name="P70">L’utente non è autorizzato</text:p>
          </table:table-cell>
        </table:table-row>
        <table:table-row table:style-name="Tabella6.4">
          <table:table-cell table:style-name="Tabella6.A4" office:value-type="string">
            <text:p text:style-name="P54">Negativo</text:p>
          </table:table-cell>
          <table:table-cell table:style-name="Tabella6.B4" office:value-type="string">
            <text:p text:style-name="P54">500</text:p>
          </table:table-cell>
          <table:table-cell table:style-name="Tabella6.C4" office:value-type="string">
            <text:p text:style-name="P119"><text:span text:style-name="Source_20_Text"><text:span text:style-name="T28">{</text:span></text:span></text:p>
            <text:p text:style-name="P119"><text:span text:style-name="Source_20_Text"><text:span text:style-name="T28"><text:s text:c="2"/>"code": "string",</text:span></text:span></text:p>
            <text:p text:style-name="P119"><text:span text:style-name="Source_20_Text"><text:span text:style-name="T28"><text:s text:c="2"/>"description": "string"</text:span></text:span></text:p>
            <text:p text:style-name="P119"><text:span text:style-name="Source_20_Text"><text:span text:style-name="T28">}</text:span></text:span></text:p>
          </table:table-cell>
          <table:table-cell table:style-name="Tabella6.D4" office:value-type="string">
            <text:p text:style-name="P54">Ritorna un JSON di errore avente codice e descrizione.</text:p>
          </table:table-cell>
        </table:table-row>
      </table:table>
      <text:p text:style-name="P75"/>
      <text:h text:style-name="P18" text:outline-level="2"><text:soft-page-break/><text:span text:style-name="T41">Log </text:span>di qualità</text:h>
      <text:h text:style-name="P23" text:outline-level="3"><text:span text:style-name="T39">Quality</text:span><text:span text:style-name="T41">SaveLog</text:span> <text:span text:style-name="T33"><text:s/>- </text:span><text:span text:style-name="T41">Add</text:span></text:h>
      <text:p text:style-name="P76"><text:span text:style-name="Car._20_predefinito_20_paragrafo"><text:span text:style-name="T2">Descrizione: </text:span></text:span>questo endpoint permette <text:span text:style-name="T33">di </text:span><text:span text:style-name="T41">salvare </text:span><text:span text:style-name="T43">un log contenente i dati di un controllo qualità</text:span><text:span text:style-name="T34">. </text:span></text:p>
      <text:list xml:id="list121161097888149" text:continue-numbering="true" text:style-name="L3">
        <text:list-item>
          <text:p text:style-name="P84"><text:span text:style-name="Car._20_predefinito_20_paragrafo"><text:span text:style-name="T2">Endpoint:</text:span></text:span> /<text:span text:style-name="T33">900000</text:span><text:span text:style-name="T42">4</text:span>/<text:span text:style-name="T39">quality</text:span><text:span text:style-name="T42">savelog</text:span><text:span text:style-name="T33">/</text:span><text:span text:style-name="T42">add</text:span></text:p>
        </text:list-item>
        <text:list-item>
          <text:p text:style-name="P84"><text:span text:style-name="Car._20_predefinito_20_paragrafo"><text:span text:style-name="T2">Metodo HTTP:</text:span></text:span> <text:span text:style-name="T42">PUT</text:span></text:p>
        </text:list-item>
        <text:list-item>
          <text:p text:style-name="P113"><text:span text:style-name="T2">Header</text:span>: token di autenticazione</text:p>
        </text:list-item>
        <text:list-item>
          <text:p text:style-name="P91"><text:span text:style-name="Car._20_predefinito_20_paragrafo"><text:span text:style-name="T30">Corpo richiesta</text:span></text:span>:</text:p>
          <text:list>
            <text:list-item>
              <text:p text:style-name="P91"><text:span text:style-name="T20">c_projectphase_id</text:span><text:span text:style-name="T5">: </text:span><text:span text:style-name="T26">identificativo della fase su cui si stanno inserendo valori per il controllo qualità;</text:span></text:p>
            </text:list-item>
            <text:list-item>
              <text:p text:style-name="P98"><text:span text:style-name="T11">qualitystatus</text:span><text:span text:style-name="T22">: --</text:span></text:p>
            </text:list-item>
            <text:list-item>
              <text:p text:style-name="P98"><text:span text:style-name="T11">qualityvalue</text:span><text:span text:style-name="T25">: --</text:span></text:p>
            </text:list-item>
            <text:list-item>
              <text:p text:style-name="P98"><text:span text:style-name="T11">c_projectphase_quality_log_id</text:span><text:span text:style-name="T25">: --</text:span></text:p>
            </text:list-item>
            <text:list-item>
              <text:p text:style-name="P108"><text:span text:style-name="T11">i</text:span><text:span text:style-name="T5">sactive</text:span><text:span text:style-name="T22">: --</text:span></text:p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63">Esito</text:p>
          </table:table-cell>
          <table:table-cell table:style-name="Tabella7.A1" office:value-type="string">
            <text:p text:style-name="P63">Codice HTTP</text:p>
          </table:table-cell>
          <table:table-cell table:style-name="Tabella7.A1" office:value-type="string">
            <text:p text:style-name="P63">Body</text:p>
          </table:table-cell>
          <table:table-cell table:style-name="Tabella7.A1" office:value-type="string">
            <text:p text:style-name="P63">Descrizione</text:p>
          </table:table-cell>
        </table:table-row>
        <table:table-row>
          <table:table-cell table:style-name="Tabella7.A2" office:value-type="string">
            <text:p text:style-name="P43">Positivo</text:p>
          </table:table-cell>
          <table:table-cell table:style-name="Tabella7.B2" office:value-type="string">
            <text:p text:style-name="P43">200</text:p>
          </table:table-cell>
          <table:table-cell table:style-name="Tabella7.C2" office:value-type="string">
            <text:p text:style-name="Preformatted_20_Text"><text:span text:style-name="Source_20_Text"><text:span text:style-name="T28">{</text:span></text:span></text:p>
            <text:p text:style-name="Preformatted_20_Text"><text:span text:style-name="Source_20_Text"><text:span text:style-name="T28"><text:s text:c="2"/>"c_projectphase_id": 0,</text:span></text:span></text:p>
            <text:p text:style-name="Preformatted_20_Text"><text:span text:style-name="Source_20_Text"><text:span text:style-name="T28"><text:s text:c="2"/>"qualitystatus": "string",</text:span></text:span></text:p>
            <text:p text:style-name="Preformatted_20_Text"><text:span text:style-name="Source_20_Text"><text:span text:style-name="T28"><text:s text:c="2"/>"qualityvalue": "string",</text:span></text:span></text:p>
            <text:p text:style-name="Preformatted_20_Text"><text:span text:style-name="Source_20_Text"><text:span text:style-name="T28"><text:s text:c="2"/>"c_projectphase_quality_log_id": 0,</text:span></text:span></text:p>
            <text:p text:style-name="Preformatted_20_Text"><text:span text:style-name="Source_20_Text"><text:span text:style-name="T28"><text:s text:c="2"/>"isactive": "Y"</text:span></text:span></text:p>
            <text:p text:style-name="Preformatted_20_Text"><text:span text:style-name="Source_20_Text"><text:span text:style-name="T28">}</text:span></text:span></text:p>
          </table:table-cell>
          <table:table-cell table:style-name="Tabella7.D2" office:value-type="string">
            <text:p text:style-name="P43">Ritor<text:span text:style-name="T27">na </text:span><text:span text:style-name="T43">il corpo della richiesta per dare riscontro dei valori inseriti</text:span></text:p>
          </table:table-cell>
        </table:table-row>
        <table:table-row>
          <table:table-cell table:style-name="Tabella7.A3" office:value-type="string">
            <text:p text:style-name="P71">Negativo</text:p>
          </table:table-cell>
          <table:table-cell table:style-name="Tabella7.B3" office:value-type="string">
            <text:p text:style-name="P71">401</text:p>
          </table:table-cell>
          <table:table-cell table:style-name="Tabella7.C3" office:value-type="string">
            <text:p text:style-name="P120"/>
          </table:table-cell>
          <table:table-cell table:style-name="Tabella7.D3" office:value-type="string">
            <text:p text:style-name="P71">L’utente non è autorizzato</text:p>
          </table:table-cell>
        </table:table-row>
        <table:table-row table:style-name="Tabella7.4">
          <table:table-cell table:style-name="Tabella7.A4" office:value-type="string">
            <text:p text:style-name="P55">Negativo</text:p>
          </table:table-cell>
          <table:table-cell table:style-name="Tabella7.B4" office:value-type="string">
            <text:p text:style-name="P55">500</text:p>
          </table:table-cell>
          <table:table-cell table:style-name="Tabella7.C4" office:value-type="string">
            <text:p text:style-name="P120"><text:span text:style-name="Source_20_Text"><text:span text:style-name="T28">{</text:span></text:span></text:p>
            <text:p text:style-name="P120"><text:span text:style-name="Source_20_Text"><text:span text:style-name="T28"><text:s text:c="2"/>"code": "string",</text:span></text:span></text:p>
            <text:p text:style-name="P120"><text:span text:style-name="Source_20_Text"><text:span text:style-name="T28"><text:s text:c="2"/>"description": "string"</text:span></text:span></text:p>
            <text:p text:style-name="P120"><text:span text:style-name="Source_20_Text"><text:span text:style-name="T28">}</text:span></text:span></text:p>
          </table:table-cell>
          <table:table-cell table:style-name="Tabella7.D4" office:value-type="string">
            <text:p text:style-name="P55">Ritorna un JSON di errore avente codice e descrizione.</text:p>
          </table:table-cell>
        </table:table-row>
      </table:table>
      <text:p text:style-name="P76"/>
      <text:h text:style-name="P24" text:outline-level="3"><text:span text:style-name="T39">Quality</text:span><text:span text:style-name="T41">SaveLog</text:span> <text:span text:style-name="T33"><text:s/>- </text:span><text:span text:style-name="T43">Remove</text:span></text:h>
      <text:p text:style-name="P77"><text:span text:style-name="Car._20_predefinito_20_paragrafo"><text:span text:style-name="T2">Descrizione: </text:span></text:span>questo endpoint permette <text:span text:style-name="T33">di </text:span><text:span text:style-name="T41">salvare </text:span><text:span text:style-name="T43">un log contenente i dati di un controllo qualità</text:span><text:span text:style-name="T34">. </text:span></text:p>
      <text:list xml:id="list121160864807059" text:continue-numbering="true" text:style-name="L3">
        <text:list-item>
          <text:p text:style-name="P85"><text:span text:style-name="Car._20_predefinito_20_paragrafo"><text:span text:style-name="T2">Endpoint:</text:span></text:span> /<text:span text:style-name="T33">900000</text:span><text:span text:style-name="T42">4</text:span>/<text:span text:style-name="T39">quality</text:span><text:span text:style-name="T42">savelog</text:span><text:span text:style-name="T33">/</text:span><text:span text:style-name="T43">remove</text:span></text:p>
        </text:list-item>
        <text:list-item>
          <text:p text:style-name="P85"><text:span text:style-name="Car._20_predefinito_20_paragrafo"><text:span text:style-name="T2">Metodo HTTP:</text:span></text:span> <text:span text:style-name="T43">DELETE</text:span></text:p>
        </text:list-item>
        <text:list-item>
          <text:p text:style-name="P114"><text:span text:style-name="T2">Header</text:span>: token di autenticazione</text:p>
        </text:list-item>
        <text:list-item>
          <text:p text:style-name="P93"><text:span text:style-name="Car._20_predefinito_20_paragrafo"><text:span text:style-name="T30">Corpo richiesta</text:span></text:span>:</text:p>
          <text:list>
            <text:list-item>
              <text:p text:style-name="P93"><text:span text:style-name="T20">c_projectphase_id</text:span><text:span text:style-name="T5">: </text:span><text:span text:style-name="T26">identificativo della fase da cui rimuovere i dati di controllo qualità.</text:span></text:p>
            </text:list-item>
          </text:list>
        </text:list-item>
      </text:list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office:value-type="string">
            <text:p text:style-name="P64">Esito</text:p>
          </table:table-cell>
          <table:table-cell table:style-name="Tabella8.A1" office:value-type="string">
            <text:p text:style-name="P64">Codice HTTP</text:p>
          </table:table-cell>
          <table:table-cell table:style-name="Tabella8.A1" office:value-type="string">
            <text:p text:style-name="P64">Body</text:p>
          </table:table-cell>
          <table:table-cell table:style-name="Tabella8.A1" office:value-type="string">
            <text:p text:style-name="P64">Descrizione</text:p>
          </table:table-cell>
        </table:table-row>
        <table:table-row>
          <table:table-cell table:style-name="Tabella8.A2" office:value-type="string">
            <text:p text:style-name="P44">Positivo</text:p>
          </table:table-cell>
          <table:table-cell table:style-name="Tabella8.B2" office:value-type="string">
            <text:p text:style-name="P44">200</text:p>
          </table:table-cell>
          <table:table-cell table:style-name="Tabella8.C2" office:value-type="string">
            <text:p text:style-name="P121"><text:span text:style-name="Source_20_Text"><text:span text:style-name="T28">{</text:span></text:span></text:p>
            <text:p text:style-name="P121"><text:span text:style-name="Source_20_Text"><text:span text:style-name="T28"><text:s text:c="2"/>"c_projectphase_id": 0,</text:span></text:span></text:p>
            <text:p text:style-name="P121"><text:span text:style-name="Source_20_Text"><text:span text:style-name="T28"><text:s text:c="2"/>"qualitystatus": "string",</text:span></text:span></text:p>
            <text:p text:style-name="P121"><text:span text:style-name="Source_20_Text"><text:span text:style-name="T28"><text:s text:c="2"/>"qualityvalue": "string",</text:span></text:span></text:p>
            <text:p text:style-name="P121"><text:span text:style-name="Source_20_Text"><text:span text:style-name="T28"><text:s text:c="2"/>"c_projectphase_quality_log_id": 0,</text:span></text:span></text:p>
            <text:p text:style-name="P121"><text:span text:style-name="Source_20_Text"><text:span text:style-name="T28"><text:s text:c="2"/>"isactive": "Y"</text:span></text:span></text:p>
            <text:p text:style-name="P121"><text:span text:style-name="Source_20_Text"><text:span text:style-name="T28">}</text:span></text:span></text:p>
          </table:table-cell>
          <table:table-cell table:style-name="Tabella8.D2" office:value-type="string">
            <text:p text:style-name="P44">Ritor<text:span text:style-name="T27">na </text:span><text:span text:style-name="T43">il corpo della richiesta per dare riscontro del controllo qualità eliminato</text:span></text:p>
          </table:table-cell>
        </table:table-row>
        <table:table-row>
          <table:table-cell table:style-name="Tabella8.A3" office:value-type="string">
            <text:p text:style-name="P72">Negativo</text:p>
          </table:table-cell>
          <table:table-cell table:style-name="Tabella8.B3" office:value-type="string">
            <text:p text:style-name="P72">401</text:p>
          </table:table-cell>
          <table:table-cell table:style-name="Tabella8.C3" office:value-type="string">
            <text:p text:style-name="P121"/>
          </table:table-cell>
          <table:table-cell table:style-name="Tabella8.D3" office:value-type="string">
            <text:p text:style-name="P72">L’utente non è autorizzato</text:p>
          </table:table-cell>
        </table:table-row>
        <text:soft-page-break/>
        <table:table-row table:style-name="Tabella8.4">
          <table:table-cell table:style-name="Tabella8.A4" office:value-type="string">
            <text:p text:style-name="P56">Negativo</text:p>
          </table:table-cell>
          <table:table-cell table:style-name="Tabella8.B4" office:value-type="string">
            <text:p text:style-name="P56">500</text:p>
          </table:table-cell>
          <table:table-cell table:style-name="Tabella8.C4" office:value-type="string">
            <text:p text:style-name="P121"><text:span text:style-name="Source_20_Text"><text:span text:style-name="T28">{</text:span></text:span></text:p>
            <text:p text:style-name="P121"><text:span text:style-name="Source_20_Text"><text:span text:style-name="T28"><text:s text:c="2"/>"code": "string",</text:span></text:span></text:p>
            <text:p text:style-name="P121"><text:span text:style-name="Source_20_Text"><text:span text:style-name="T28"><text:s text:c="2"/>"description": "string"</text:span></text:span></text:p>
            <text:p text:style-name="P121"><text:span text:style-name="Source_20_Text"><text:span text:style-name="T28">}</text:span></text:span></text:p>
          </table:table-cell>
          <table:table-cell table:style-name="Tabella8.D4" office:value-type="string">
            <text:p text:style-name="P56">Ritorna un JSON di errore avente codice e descrizione.</text:p>
          </table:table-cell>
        </table:table-row>
      </table:table>
      <text:p text:style-name="P77"/>
      <text:h text:style-name="P24" text:outline-level="3"><text:span text:style-name="T39">Quality</text:span><text:span text:style-name="T41">SaveLog</text:span> <text:span text:style-name="T33"><text:s/>- </text:span><text:span text:style-name="T43">Fetch</text:span></text:h>
      <text:p text:style-name="P77"><text:span text:style-name="Car._20_predefinito_20_paragrafo"><text:span text:style-name="T2">Descrizione: </text:span></text:span>questo endpoint permette <text:span text:style-name="T33">di </text:span><text:span text:style-name="T43">ottenere tutti i log relativi a una fase di produzione</text:span><text:span text:style-name="T34">. </text:span></text:p>
      <text:list xml:id="list121160521846436" text:continue-numbering="true" text:style-name="L3">
        <text:list-item>
          <text:p text:style-name="P85"><text:span text:style-name="Car._20_predefinito_20_paragrafo"><text:span text:style-name="T2">Endpoint:</text:span></text:span> /<text:span text:style-name="T33">900000</text:span><text:span text:style-name="T42">4</text:span>/<text:span text:style-name="T39">quality</text:span><text:span text:style-name="T42">savelog</text:span><text:span text:style-name="T33">/</text:span><text:span text:style-name="T43">fetch</text:span></text:p>
        </text:list-item>
        <text:list-item>
          <text:p text:style-name="P85"><text:span text:style-name="Car._20_predefinito_20_paragrafo"><text:span text:style-name="T2">Metodo HTTP:</text:span></text:span> <text:span text:style-name="T43">POST</text:span></text:p>
        </text:list-item>
        <text:list-item>
          <text:p text:style-name="P114"><text:span text:style-name="T2">Header</text:span>: token di autenticazione</text:p>
        </text:list-item>
        <text:list-item>
          <text:p text:style-name="P93"><text:span text:style-name="Car._20_predefinito_20_paragrafo"><text:span text:style-name="T30">Corpo richiesta</text:span></text:span>:</text:p>
          <text:list>
            <text:list-item>
              <text:p text:style-name="P93"><text:span text:style-name="T19">startRow</text:span><text:span text:style-name="T5">: riga di partenza da cui si inizia a</text:span><text:span text:style-name="T10">d </text:span><text:span text:style-name="T24">acquisire </text:span><text:span text:style-name="T26">i log dei controlli di qualità</text:span><text:span text:style-name="T5">, tra le righe ottenute dal filtraggio (indicato dall’array </text:span><text:span text:style-name="T19">criteria</text:span><text:span text:style-name="T22">);</text:span></text:p>
            </text:list-item>
            <text:list-item>
              <text:p text:style-name="P99"><text:span text:style-name="T5">criteria</text:span><text:span text:style-name="T22">: array di criteri di filtraggio, avente</text:span></text:p>
              <text:list>
                <text:list-item>
                  <text:p text:style-name="P99"><text:span text:style-name="T5">fieldname</text:span><text:span text:style-name="T22">: nome della colonna per la quale filtrare;</text:span></text:p>
                </text:list-item>
                <text:list-item>
                  <text:p text:style-name="P99"><text:span text:style-name="T5">value</text:span><text:span text:style-name="T22">: valore di confronto per il filtraggio;</text:span></text:p>
                </text:list-item>
                <text:list-item>
                  <text:p text:style-name="P99"><text:span text:style-name="T5">operator</text:span><text:span text:style-name="T22">: operatore di confronto da applicare.</text:span></text:p>
                </text:list-item>
              </text:list>
            </text:list-item>
            <text:list-item>
              <text:p text:style-name="P104"><text:span text:style-name="T5">orderby</text:span><text:span text:style-name="T22">: array di criteri di ordinamento, avente:</text:span></text:p>
              <text:list>
                <text:list-item>
                  <text:p text:style-name="P104"><text:span text:style-name="T5">columnname</text:span><text:span text:style-name="T22">: nome della colonna per la quale ordinare;</text:span></text:p>
                </text:list-item>
                <text:list-item>
                  <text:p text:style-name="P104"><text:span text:style-name="T5">direction</text:span><text:span text:style-name="T22">: direzione dell’ordinamento.</text:span></text:p>
                </text:list-item>
              </text:list>
            </text:list-item>
            <text:list-item>
              <text:p text:style-name="P107"><text:span text:style-name="T26">endRow: <text:s/></text:span><text:span text:style-name="T23">riga da cui si </text:span><text:span text:style-name="T26">finisce di</text:span><text:span text:style-name="T23"> </text:span><text:span text:style-name="T24">acquisire dati</text:span><text:span text:style-name="T23">.</text:span></text:p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64">Esito</text:p>
          </table:table-cell>
          <table:table-cell table:style-name="Tabella9.A1" office:value-type="string">
            <text:p text:style-name="P64">Codice HTTP</text:p>
          </table:table-cell>
          <table:table-cell table:style-name="Tabella9.A1" office:value-type="string">
            <text:p text:style-name="P64">Body</text:p>
          </table:table-cell>
          <table:table-cell table:style-name="Tabella9.A1" office:value-type="string">
            <text:p text:style-name="P64">Descrizione</text:p>
          </table:table-cell>
        </table:table-row>
        <table:table-row>
          <table:table-cell table:style-name="Tabella9.A2" office:value-type="string">
            <text:p text:style-name="P44">Positivo</text:p>
          </table:table-cell>
          <table:table-cell table:style-name="Tabella9.B2" office:value-type="string">
            <text:p text:style-name="P44">200</text:p>
          </table:table-cell>
          <table:table-cell table:style-name="Tabella9.C2" office:value-type="string">
            <text:p text:style-name="P121"><text:span text:style-name="Source_20_Text"><text:span text:style-name="T28">{</text:span></text:span></text:p>
            <text:p text:style-name="P121"><text:span text:style-name="Source_20_Text"><text:span text:style-name="T28"><text:s text:c="2"/>"c_projectphase_id": 0,</text:span></text:span></text:p>
            <text:p text:style-name="P121"><text:span text:style-name="Source_20_Text"><text:span text:style-name="T28"><text:s text:c="2"/>"qualitystatus": "string",</text:span></text:span></text:p>
            <text:p text:style-name="P121"><text:span text:style-name="Source_20_Text"><text:span text:style-name="T28"><text:s text:c="2"/>"qualityvalue": "string",</text:span></text:span></text:p>
            <text:p text:style-name="P121"><text:span text:style-name="Source_20_Text"><text:span text:style-name="T28"><text:s text:c="2"/>"c_projectphase_quality_log_id": 0,</text:span></text:span></text:p>
            <text:p text:style-name="P121"><text:span text:style-name="Source_20_Text"><text:span text:style-name="T28"><text:s text:c="2"/>"isactive": "Y"</text:span></text:span></text:p>
            <text:p text:style-name="P121"><text:span text:style-name="Source_20_Text"><text:span text:style-name="T28">}</text:span></text:span></text:p>
          </table:table-cell>
          <table:table-cell table:style-name="Tabella9.D2" office:value-type="string">
            <text:p text:style-name="P44">Ritor<text:span text:style-name="T27">na </text:span><text:span text:style-name="T44">il log dei dati di qualità inseriti per la fase richiesta</text:span></text:p>
          </table:table-cell>
        </table:table-row>
        <table:table-row>
          <table:table-cell table:style-name="Tabella9.A3" office:value-type="string">
            <text:p text:style-name="P72">Negativo</text:p>
          </table:table-cell>
          <table:table-cell table:style-name="Tabella9.B3" office:value-type="string">
            <text:p text:style-name="P72">401</text:p>
          </table:table-cell>
          <table:table-cell table:style-name="Tabella9.C3" office:value-type="string">
            <text:p text:style-name="P121"/>
          </table:table-cell>
          <table:table-cell table:style-name="Tabella9.D3" office:value-type="string">
            <text:p text:style-name="P72">L’utente non è autorizzato</text:p>
          </table:table-cell>
        </table:table-row>
        <table:table-row table:style-name="Tabella9.4">
          <table:table-cell table:style-name="Tabella9.A4" office:value-type="string">
            <text:p text:style-name="P56">Negativo</text:p>
          </table:table-cell>
          <table:table-cell table:style-name="Tabella9.B4" office:value-type="string">
            <text:p text:style-name="P56">500</text:p>
          </table:table-cell>
          <table:table-cell table:style-name="Tabella9.C4" office:value-type="string">
            <text:p text:style-name="P121"><text:span text:style-name="Source_20_Text"><text:span text:style-name="T28">{</text:span></text:span></text:p>
            <text:p text:style-name="P121"><text:span text:style-name="Source_20_Text"><text:span text:style-name="T28"><text:s text:c="2"/>"code": "string",</text:span></text:span></text:p>
            <text:p text:style-name="P121"><text:span text:style-name="Source_20_Text"><text:span text:style-name="T28"><text:s text:c="2"/>"description": "string"</text:span></text:span></text:p>
            <text:p text:style-name="P121"><text:span text:style-name="Source_20_Text"><text:span text:style-name="T28">}</text:span></text:span></text:p>
          </table:table-cell>
          <table:table-cell table:style-name="Tabella9.D4" office:value-type="string">
            <text:p text:style-name="P56">Ritorna un JSON di errore avente codice e descrizione.</text:p>
          </table:table-cell>
        </table:table-row>
      </table:table>
      <text:p text:style-name="P77"/>
      <text:h text:style-name="P25" text:outline-level="3"><text:span text:style-name="T39">Quality</text:span><text:span text:style-name="T41">SaveLog</text:span> <text:span text:style-name="T33"><text:s/>- </text:span><text:span text:style-name="T44">Update</text:span></text:h>
      <text:p text:style-name="P78"><text:span text:style-name="Car._20_predefinito_20_paragrafo"><text:span text:style-name="T2">Descrizione: </text:span></text:span>questo endpoint permette <text:span text:style-name="T33">di </text:span><text:span text:style-name="T45">aggiornare</text:span><text:span text:style-name="T41"> </text:span><text:span text:style-name="T43">un log contenente i dati di un controllo qualità</text:span><text:span text:style-name="T34">. </text:span></text:p>
      <text:list text:continue-numbering="true" text:style-name="L3">
        <text:list-item>
          <text:p text:style-name="P86"><text:span text:style-name="Car._20_predefinito_20_paragrafo"><text:span text:style-name="T2">Endpoint:</text:span></text:span> /<text:span text:style-name="T33">900000</text:span><text:span text:style-name="T42">4</text:span>/<text:span text:style-name="T39">quality</text:span><text:span text:style-name="T42">savelog</text:span><text:span text:style-name="T33">/</text:span><text:span text:style-name="T44">update</text:span></text:p>
        </text:list-item>
        <text:list-item>
          <text:p text:style-name="P86"><text:span text:style-name="Car._20_predefinito_20_paragrafo"><text:span text:style-name="T2">Metodo HTTP:</text:span></text:span> <text:span text:style-name="T44">POST</text:span></text:p>
        </text:list-item>
        <text:list-item>
          <text:p text:style-name="P115"><text:span text:style-name="T2">Header</text:span>: token di autenticazione</text:p>
        </text:list-item>
        <text:list-item>
          <text:p text:style-name="P94"><text:span text:style-name="Car._20_predefinito_20_paragrafo"><text:span text:style-name="T30">Corpo richiesta</text:span></text:span>:</text:p>
          <text:list>
            <text:list-item>
              <text:p text:style-name="P94"><text:span text:style-name="T20">c_projectphase_id</text:span><text:span text:style-name="T5">: </text:span><text:span text:style-name="T26">identificativo della fase su cui si stanno inserendo valori per il controllo qualità;</text:span></text:p>
            </text:list-item>
            <text:list-item>
              <text:p text:style-name="P100"><text:span text:style-name="T11">qualitystatus</text:span><text:span text:style-name="T22">: --</text:span></text:p>
            </text:list-item>
            <text:list-item>
              <text:p text:style-name="P100"><text:soft-page-break/><text:span text:style-name="T11">qualityvalue</text:span><text:span text:style-name="T25">: --</text:span></text:p>
            </text:list-item>
            <text:list-item>
              <text:p text:style-name="P100"><text:span text:style-name="T11">c_projectphase_quality_log_id</text:span><text:span text:style-name="T25">: --</text:span></text:p>
            </text:list-item>
            <text:list-item>
              <text:p text:style-name="P109"><text:span text:style-name="T5">isactive</text:span><text:span text:style-name="T22">: --</text:span></text:p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65">Esito</text:p>
          </table:table-cell>
          <table:table-cell table:style-name="Tabella10.A1" office:value-type="string">
            <text:p text:style-name="P65">Codice HTTP</text:p>
          </table:table-cell>
          <table:table-cell table:style-name="Tabella10.A1" office:value-type="string">
            <text:p text:style-name="P65">Body</text:p>
          </table:table-cell>
          <table:table-cell table:style-name="Tabella10.A1" office:value-type="string">
            <text:p text:style-name="P65">Descrizione</text:p>
          </table:table-cell>
        </table:table-row>
        <table:table-row>
          <table:table-cell table:style-name="Tabella10.A2" office:value-type="string">
            <text:p text:style-name="P45">Positivo</text:p>
          </table:table-cell>
          <table:table-cell table:style-name="Tabella10.B2" office:value-type="string">
            <text:p text:style-name="P45">200</text:p>
          </table:table-cell>
          <table:table-cell table:style-name="Tabella10.C2" office:value-type="string">
            <text:p text:style-name="P122"><text:span text:style-name="Source_20_Text"><text:span text:style-name="T28">{</text:span></text:span></text:p>
            <text:p text:style-name="P122"><text:span text:style-name="Source_20_Text"><text:span text:style-name="T28"><text:s text:c="2"/>"c_projectphase_id": 0,</text:span></text:span></text:p>
            <text:p text:style-name="P122"><text:span text:style-name="Source_20_Text"><text:span text:style-name="T28"><text:s text:c="2"/>"qualitystatus": "string",</text:span></text:span></text:p>
            <text:p text:style-name="P122"><text:span text:style-name="Source_20_Text"><text:span text:style-name="T28"><text:s text:c="2"/>"qualityvalue": "string",</text:span></text:span></text:p>
            <text:p text:style-name="P122"><text:span text:style-name="Source_20_Text"><text:span text:style-name="T28"><text:s text:c="2"/>"c_projectphase_quality_log_id": 0,</text:span></text:span></text:p>
            <text:p text:style-name="P122"><text:span text:style-name="Source_20_Text"><text:span text:style-name="T28"><text:s text:c="2"/>"isactive": "Y"</text:span></text:span></text:p>
            <text:p text:style-name="P122"><text:span text:style-name="Source_20_Text"><text:span text:style-name="T28">}</text:span></text:span></text:p>
          </table:table-cell>
          <table:table-cell table:style-name="Tabella10.D2" office:value-type="string">
            <text:p text:style-name="P45">Ritor<text:span text:style-name="T27">na </text:span><text:span text:style-name="T43">il corpo della richiesta per dare riscontro dei valori </text:span><text:span text:style-name="T44">aggiornati</text:span></text:p>
          </table:table-cell>
        </table:table-row>
        <table:table-row>
          <table:table-cell table:style-name="Tabella10.A3" office:value-type="string">
            <text:p text:style-name="P73">Negativo</text:p>
          </table:table-cell>
          <table:table-cell table:style-name="Tabella10.B3" office:value-type="string">
            <text:p text:style-name="P73">401</text:p>
          </table:table-cell>
          <table:table-cell table:style-name="Tabella10.C3" office:value-type="string">
            <text:p text:style-name="P122"/>
          </table:table-cell>
          <table:table-cell table:style-name="Tabella10.D3" office:value-type="string">
            <text:p text:style-name="P73">L’utente non è autorizzato</text:p>
          </table:table-cell>
        </table:table-row>
        <table:table-row table:style-name="Tabella10.4">
          <table:table-cell table:style-name="Tabella10.A4" office:value-type="string">
            <text:p text:style-name="P57">Negativo</text:p>
          </table:table-cell>
          <table:table-cell table:style-name="Tabella10.B4" office:value-type="string">
            <text:p text:style-name="P57">500</text:p>
          </table:table-cell>
          <table:table-cell table:style-name="Tabella10.C4" office:value-type="string">
            <text:p text:style-name="P122"><text:span text:style-name="Source_20_Text"><text:span text:style-name="T28">{</text:span></text:span></text:p>
            <text:p text:style-name="P122"><text:span text:style-name="Source_20_Text"><text:span text:style-name="T28"><text:s text:c="2"/>"code": "string",</text:span></text:span></text:p>
            <text:p text:style-name="P122"><text:span text:style-name="Source_20_Text"><text:span text:style-name="T28"><text:s text:c="2"/>"description": "string"</text:span></text:span></text:p>
            <text:p text:style-name="P122"><text:span text:style-name="Source_20_Text"><text:span text:style-name="T28">}</text:span></text:span></text:p>
          </table:table-cell>
          <table:table-cell table:style-name="Tabella10.D4" office:value-type="string">
            <text:p text:style-name="P57">Ritorna un JSON di errore avente codice e descrizione.</text:p>
          </table:table-cell>
        </table:table-row>
      </table:table>
      <text:p text:style-name="P78"/>
      <text:h text:style-name="Heading_20_1" text:outline-level="1">Architettura</text:h>
      <text:p text:style-name="Normal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2f5496"/>
      <style:paragraph-properties fo:margin-top="0.247cm" fo:margin-bottom="0.212cm" style:contextual-spacing="false" fo:background-color="transparent"/>
      <style:text-properties fo:color="#2f5496" loext:opacity="100%" fo:font-size="12pt" fo:font-weight="bold" officeooo:rsid="00345d92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22T12:04:00Z</meta:creation-date>
    <dc:date>2023-09-25T12:11:59.149000000</dc:date>
    <meta:editing-cycles>39</meta:editing-cycles>
    <meta:editing-duration>PT4H49M7S</meta:editing-duration>
    <meta:document-statistic meta:table-count="10" meta:image-count="0" meta:object-count="0" meta:page-count="9" meta:paragraph-count="437" meta:word-count="1968" meta:character-count="13843" meta:non-whitespace-character-count="12041"/>
    <meta:template xlink:type="simple" xlink:actuate="onRequest" xlink:title="" xlink:href="Normal.dotm"/>
  </office:meta>
</office:document-meta>
</file>